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</table:table>
      <table:table table:name="O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88329346" calcext:value-type="float">
            <text:p>288329346</text:p>
          </table:table-cell>
          <table:table-cell office:value-type="float" office:value="114729117" calcext:value-type="float">
            <text:p>114729117</text:p>
          </table:table-cell>
          <table:table-cell office:value-type="float" office:value="403058463" calcext:value-type="float">
            <text:p>403058463</text:p>
          </table:table-cell>
          <table:table-cell table:style-name="ce1" table:formula="of:=AVERAGE([.C:.C])" office:value-type="float" office:value="395466798.18" calcext:value-type="float">
            <text:p>3.955E+08</text:p>
          </table:table-cell>
          <table:table-cell table:style-name="ce2" table:formula="of:=STDEV([.C:.C])/[.C2]*100" office:value-type="float" office:value="0.969520072271112" calcext:value-type="float">
            <text:p>0.97</text:p>
          </table:table-cell>
        </table:table-row>
        <table:table-row table:style-name="ro1">
          <table:table-cell office:value-type="float" office:value="287739646" calcext:value-type="float">
            <text:p>287739646</text:p>
          </table:table-cell>
          <table:table-cell office:value-type="float" office:value="113486553" calcext:value-type="float">
            <text:p>113486553</text:p>
          </table:table-cell>
          <table:table-cell office:value-type="float" office:value="401226199" calcext:value-type="float">
            <text:p>401226199</text:p>
          </table:table-cell>
          <table:table-cell table:number-columns-repeated="2"/>
        </table:table-row>
        <table:table-row table:style-name="ro1">
          <table:table-cell office:value-type="float" office:value="288172926" calcext:value-type="float">
            <text:p>288172926</text:p>
          </table:table-cell>
          <table:table-cell office:value-type="float" office:value="114255765" calcext:value-type="float">
            <text:p>114255765</text:p>
          </table:table-cell>
          <table:table-cell office:value-type="float" office:value="402428691" calcext:value-type="float">
            <text:p>402428691</text:p>
          </table:table-cell>
          <table:table-cell table:number-columns-repeated="2"/>
        </table:table-row>
        <table:table-row table:style-name="ro1">
          <table:table-cell office:value-type="float" office:value="288066769" calcext:value-type="float">
            <text:p>288066769</text:p>
          </table:table-cell>
          <table:table-cell office:value-type="float" office:value="113490360" calcext:value-type="float">
            <text:p>113490360</text:p>
          </table:table-cell>
          <table:table-cell office:value-type="float" office:value="401557129" calcext:value-type="float">
            <text:p>401557129</text:p>
          </table:table-cell>
          <table:table-cell table:number-columns-repeated="2"/>
        </table:table-row>
        <table:table-row table:style-name="ro1">
          <table:table-cell office:value-type="float" office:value="287818908" calcext:value-type="float">
            <text:p>287818908</text:p>
          </table:table-cell>
          <table:table-cell office:value-type="float" office:value="113717368" calcext:value-type="float">
            <text:p>113717368</text:p>
          </table:table-cell>
          <table:table-cell office:value-type="float" office:value="401536276" calcext:value-type="float">
            <text:p>401536276</text:p>
          </table:table-cell>
          <table:table-cell table:number-columns-repeated="2"/>
        </table:table-row>
        <table:table-row table:style-name="ro1">
          <table:table-cell office:value-type="float" office:value="287750683" calcext:value-type="float">
            <text:p>287750683</text:p>
          </table:table-cell>
          <table:table-cell office:value-type="float" office:value="114148631" calcext:value-type="float">
            <text:p>114148631</text:p>
          </table:table-cell>
          <table:table-cell office:value-type="float" office:value="401899314" calcext:value-type="float">
            <text:p>401899314</text:p>
          </table:table-cell>
          <table:table-cell table:number-columns-repeated="2"/>
        </table:table-row>
        <table:table-row table:style-name="ro1">
          <table:table-cell office:value-type="float" office:value="288059327" calcext:value-type="float">
            <text:p>288059327</text:p>
          </table:table-cell>
          <table:table-cell office:value-type="float" office:value="113908904" calcext:value-type="float">
            <text:p>113908904</text:p>
          </table:table-cell>
          <table:table-cell office:value-type="float" office:value="401968231" calcext:value-type="float">
            <text:p>401968231</text:p>
          </table:table-cell>
          <table:table-cell table:number-columns-repeated="2"/>
        </table:table-row>
        <table:table-row table:style-name="ro1">
          <table:table-cell office:value-type="float" office:value="287745566" calcext:value-type="float">
            <text:p>287745566</text:p>
          </table:table-cell>
          <table:table-cell office:value-type="float" office:value="113691038" calcext:value-type="float">
            <text:p>113691038</text:p>
          </table:table-cell>
          <table:table-cell office:value-type="float" office:value="401436604" calcext:value-type="float">
            <text:p>401436604</text:p>
          </table:table-cell>
          <table:table-cell table:number-columns-repeated="2"/>
        </table:table-row>
        <table:table-row table:style-name="ro1">
          <table:table-cell office:value-type="float" office:value="287516061" calcext:value-type="float">
            <text:p>287516061</text:p>
          </table:table-cell>
          <table:table-cell office:value-type="float" office:value="113755082" calcext:value-type="float">
            <text:p>113755082</text:p>
          </table:table-cell>
          <table:table-cell office:value-type="float" office:value="401271143" calcext:value-type="float">
            <text:p>401271143</text:p>
          </table:table-cell>
          <table:table-cell table:number-columns-repeated="2"/>
        </table:table-row>
        <table:table-row table:style-name="ro1">
          <table:table-cell office:value-type="float" office:value="287501465" calcext:value-type="float">
            <text:p>287501465</text:p>
          </table:table-cell>
          <table:table-cell office:value-type="float" office:value="113991466" calcext:value-type="float">
            <text:p>113991466</text:p>
          </table:table-cell>
          <table:table-cell office:value-type="float" office:value="401492931" calcext:value-type="float">
            <text:p>401492931</text:p>
          </table:table-cell>
          <table:table-cell table:number-columns-repeated="2"/>
        </table:table-row>
        <table:table-row table:style-name="ro1">
          <table:table-cell office:value-type="float" office:value="287771841" calcext:value-type="float">
            <text:p>287771841</text:p>
          </table:table-cell>
          <table:table-cell office:value-type="float" office:value="113963165" calcext:value-type="float">
            <text:p>113963165</text:p>
          </table:table-cell>
          <table:table-cell office:value-type="float" office:value="401735006" calcext:value-type="float">
            <text:p>401735006</text:p>
          </table:table-cell>
          <table:table-cell table:number-columns-repeated="2"/>
        </table:table-row>
        <table:table-row table:style-name="ro1">
          <table:table-cell office:value-type="float" office:value="287594112" calcext:value-type="float">
            <text:p>287594112</text:p>
          </table:table-cell>
          <table:table-cell office:value-type="float" office:value="113974304" calcext:value-type="float">
            <text:p>113974304</text:p>
          </table:table-cell>
          <table:table-cell office:value-type="float" office:value="401568416" calcext:value-type="float">
            <text:p>401568416</text:p>
          </table:table-cell>
          <table:table-cell table:number-columns-repeated="2"/>
        </table:table-row>
        <table:table-row table:style-name="ro1">
          <table:table-cell office:value-type="float" office:value="287517634" calcext:value-type="float">
            <text:p>287517634</text:p>
          </table:table-cell>
          <table:table-cell office:value-type="float" office:value="113736648" calcext:value-type="float">
            <text:p>113736648</text:p>
          </table:table-cell>
          <table:table-cell office:value-type="float" office:value="401254282" calcext:value-type="float">
            <text:p>401254282</text:p>
          </table:table-cell>
          <table:table-cell table:number-columns-repeated="2"/>
        </table:table-row>
        <table:table-row table:style-name="ro1">
          <table:table-cell office:value-type="float" office:value="287334314" calcext:value-type="float">
            <text:p>287334314</text:p>
          </table:table-cell>
          <table:table-cell office:value-type="float" office:value="113641028" calcext:value-type="float">
            <text:p>113641028</text:p>
          </table:table-cell>
          <table:table-cell office:value-type="float" office:value="400975342" calcext:value-type="float">
            <text:p>400975342</text:p>
          </table:table-cell>
          <table:table-cell table:number-columns-repeated="2"/>
        </table:table-row>
        <table:table-row table:style-name="ro1">
          <table:table-cell office:value-type="float" office:value="287107252" calcext:value-type="float">
            <text:p>287107252</text:p>
          </table:table-cell>
          <table:table-cell office:value-type="float" office:value="113689802" calcext:value-type="float">
            <text:p>113689802</text:p>
          </table:table-cell>
          <table:table-cell office:value-type="float" office:value="400797054" calcext:value-type="float">
            <text:p>400797054</text:p>
          </table:table-cell>
          <table:table-cell table:number-columns-repeated="2"/>
        </table:table-row>
        <table:table-row table:style-name="ro1">
          <table:table-cell office:value-type="float" office:value="288341188" calcext:value-type="float">
            <text:p>288341188</text:p>
          </table:table-cell>
          <table:table-cell office:value-type="float" office:value="113375294" calcext:value-type="float">
            <text:p>113375294</text:p>
          </table:table-cell>
          <table:table-cell office:value-type="float" office:value="401716482" calcext:value-type="float">
            <text:p>401716482</text:p>
          </table:table-cell>
          <table:table-cell table:number-columns-repeated="2"/>
        </table:table-row>
        <table:table-row table:style-name="ro1">
          <table:table-cell office:value-type="float" office:value="286608554" calcext:value-type="float">
            <text:p>286608554</text:p>
          </table:table-cell>
          <table:table-cell office:value-type="float" office:value="113269867" calcext:value-type="float">
            <text:p>113269867</text:p>
          </table:table-cell>
          <table:table-cell office:value-type="float" office:value="399878421" calcext:value-type="float">
            <text:p>399878421</text:p>
          </table:table-cell>
          <table:table-cell table:number-columns-repeated="2"/>
        </table:table-row>
        <table:table-row table:style-name="ro1">
          <table:table-cell office:value-type="float" office:value="286606107" calcext:value-type="float">
            <text:p>286606107</text:p>
          </table:table-cell>
          <table:table-cell office:value-type="float" office:value="113910221" calcext:value-type="float">
            <text:p>113910221</text:p>
          </table:table-cell>
          <table:table-cell office:value-type="float" office:value="400516328" calcext:value-type="float">
            <text:p>400516328</text:p>
          </table:table-cell>
          <table:table-cell table:number-columns-repeated="2"/>
        </table:table-row>
        <table:table-row table:style-name="ro1">
          <table:table-cell office:value-type="float" office:value="286733150" calcext:value-type="float">
            <text:p>286733150</text:p>
          </table:table-cell>
          <table:table-cell office:value-type="float" office:value="113507444" calcext:value-type="float">
            <text:p>113507444</text:p>
          </table:table-cell>
          <table:table-cell office:value-type="float" office:value="400240594" calcext:value-type="float">
            <text:p>400240594</text:p>
          </table:table-cell>
          <table:table-cell table:number-columns-repeated="2"/>
        </table:table-row>
        <table:table-row table:style-name="ro1">
          <table:table-cell office:value-type="float" office:value="286767491" calcext:value-type="float">
            <text:p>286767491</text:p>
          </table:table-cell>
          <table:table-cell office:value-type="float" office:value="113276622" calcext:value-type="float">
            <text:p>113276622</text:p>
          </table:table-cell>
          <table:table-cell office:value-type="float" office:value="400044113" calcext:value-type="float">
            <text:p>400044113</text:p>
          </table:table-cell>
          <table:table-cell table:number-columns-repeated="2"/>
        </table:table-row>
        <table:table-row table:style-name="ro1">
          <table:table-cell office:value-type="float" office:value="286510795" calcext:value-type="float">
            <text:p>286510795</text:p>
          </table:table-cell>
          <table:table-cell office:value-type="float" office:value="113408176" calcext:value-type="float">
            <text:p>113408176</text:p>
          </table:table-cell>
          <table:table-cell office:value-type="float" office:value="399918971" calcext:value-type="float">
            <text:p>399918971</text:p>
          </table:table-cell>
          <table:table-cell table:number-columns-repeated="2"/>
        </table:table-row>
        <table:table-row table:style-name="ro1">
          <table:table-cell office:value-type="float" office:value="287487698" calcext:value-type="float">
            <text:p>287487698</text:p>
          </table:table-cell>
          <table:table-cell office:value-type="float" office:value="113798180" calcext:value-type="float">
            <text:p>113798180</text:p>
          </table:table-cell>
          <table:table-cell office:value-type="float" office:value="401285878" calcext:value-type="float">
            <text:p>401285878</text:p>
          </table:table-cell>
          <table:table-cell table:number-columns-repeated="2"/>
        </table:table-row>
        <table:table-row table:style-name="ro1">
          <table:table-cell office:value-type="float" office:value="286750645" calcext:value-type="float">
            <text:p>286750645</text:p>
          </table:table-cell>
          <table:table-cell office:value-type="float" office:value="113410307" calcext:value-type="float">
            <text:p>113410307</text:p>
          </table:table-cell>
          <table:table-cell office:value-type="float" office:value="400160952" calcext:value-type="float">
            <text:p>400160952</text:p>
          </table:table-cell>
          <table:table-cell table:number-columns-repeated="2"/>
        </table:table-row>
        <table:table-row table:style-name="ro1">
          <table:table-cell office:value-type="float" office:value="286860685" calcext:value-type="float">
            <text:p>286860685</text:p>
          </table:table-cell>
          <table:table-cell office:value-type="float" office:value="113452843" calcext:value-type="float">
            <text:p>113452843</text:p>
          </table:table-cell>
          <table:table-cell office:value-type="float" office:value="400313528" calcext:value-type="float">
            <text:p>400313528</text:p>
          </table:table-cell>
          <table:table-cell table:number-columns-repeated="2"/>
        </table:table-row>
        <table:table-row table:style-name="ro1">
          <table:table-cell office:value-type="float" office:value="286280316" calcext:value-type="float">
            <text:p>286280316</text:p>
          </table:table-cell>
          <table:table-cell office:value-type="float" office:value="113250310" calcext:value-type="float">
            <text:p>113250310</text:p>
          </table:table-cell>
          <table:table-cell office:value-type="float" office:value="399530626" calcext:value-type="float">
            <text:p>399530626</text:p>
          </table:table-cell>
          <table:table-cell table:number-columns-repeated="2"/>
        </table:table-row>
        <table:table-row table:style-name="ro1">
          <table:table-cell office:value-type="float" office:value="286646448" calcext:value-type="float">
            <text:p>286646448</text:p>
          </table:table-cell>
          <table:table-cell office:value-type="float" office:value="113755379" calcext:value-type="float">
            <text:p>113755379</text:p>
          </table:table-cell>
          <table:table-cell office:value-type="float" office:value="400401827" calcext:value-type="float">
            <text:p>400401827</text:p>
          </table:table-cell>
          <table:table-cell table:number-columns-repeated="2"/>
        </table:table-row>
        <table:table-row table:style-name="ro1">
          <table:table-cell office:value-type="float" office:value="286743956" calcext:value-type="float">
            <text:p>286743956</text:p>
          </table:table-cell>
          <table:table-cell office:value-type="float" office:value="113597873" calcext:value-type="float">
            <text:p>113597873</text:p>
          </table:table-cell>
          <table:table-cell office:value-type="float" office:value="400341829" calcext:value-type="float">
            <text:p>400341829</text:p>
          </table:table-cell>
          <table:table-cell table:number-columns-repeated="2"/>
        </table:table-row>
        <table:table-row table:style-name="ro1">
          <table:table-cell office:value-type="float" office:value="287454561" calcext:value-type="float">
            <text:p>287454561</text:p>
          </table:table-cell>
          <table:table-cell office:value-type="float" office:value="113651354" calcext:value-type="float">
            <text:p>113651354</text:p>
          </table:table-cell>
          <table:table-cell office:value-type="float" office:value="401105915" calcext:value-type="float">
            <text:p>401105915</text:p>
          </table:table-cell>
          <table:table-cell table:number-columns-repeated="2"/>
        </table:table-row>
        <table:table-row table:style-name="ro1">
          <table:table-cell office:value-type="float" office:value="287308246" calcext:value-type="float">
            <text:p>287308246</text:p>
          </table:table-cell>
          <table:table-cell office:value-type="float" office:value="113320677" calcext:value-type="float">
            <text:p>113320677</text:p>
          </table:table-cell>
          <table:table-cell office:value-type="float" office:value="400628923" calcext:value-type="float">
            <text:p>400628923</text:p>
          </table:table-cell>
          <table:table-cell table:number-columns-repeated="2"/>
        </table:table-row>
        <table:table-row table:style-name="ro1">
          <table:table-cell office:value-type="float" office:value="287856246" calcext:value-type="float">
            <text:p>287856246</text:p>
          </table:table-cell>
          <table:table-cell office:value-type="float" office:value="113548531" calcext:value-type="float">
            <text:p>113548531</text:p>
          </table:table-cell>
          <table:table-cell office:value-type="float" office:value="401404777" calcext:value-type="float">
            <text:p>401404777</text:p>
          </table:table-cell>
          <table:table-cell table:number-columns-repeated="2"/>
        </table:table-row>
        <table:table-row table:style-name="ro1">
          <table:table-cell office:value-type="float" office:value="287725041" calcext:value-type="float">
            <text:p>287725041</text:p>
          </table:table-cell>
          <table:table-cell office:value-type="float" office:value="113302770" calcext:value-type="float">
            <text:p>113302770</text:p>
          </table:table-cell>
          <table:table-cell office:value-type="float" office:value="401027811" calcext:value-type="float">
            <text:p>401027811</text:p>
          </table:table-cell>
          <table:table-cell table:number-columns-repeated="2"/>
        </table:table-row>
        <table:table-row table:style-name="ro1">
          <table:table-cell office:value-type="float" office:value="283102992" calcext:value-type="float">
            <text:p>283102992</text:p>
          </table:table-cell>
          <table:table-cell office:value-type="float" office:value="109934271" calcext:value-type="float">
            <text:p>109934271</text:p>
          </table:table-cell>
          <table:table-cell office:value-type="float" office:value="393037263" calcext:value-type="float">
            <text:p>393037263</text:p>
          </table:table-cell>
          <table:table-cell table:number-columns-repeated="2"/>
        </table:table-row>
        <table:table-row table:style-name="ro1">
          <table:table-cell office:value-type="float" office:value="283071421" calcext:value-type="float">
            <text:p>283071421</text:p>
          </table:table-cell>
          <table:table-cell office:value-type="float" office:value="109713219" calcext:value-type="float">
            <text:p>109713219</text:p>
          </table:table-cell>
          <table:table-cell office:value-type="float" office:value="392784640" calcext:value-type="float">
            <text:p>392784640</text:p>
          </table:table-cell>
          <table:table-cell table:number-columns-repeated="2"/>
        </table:table-row>
        <table:table-row table:style-name="ro1">
          <table:table-cell office:value-type="float" office:value="283324090" calcext:value-type="float">
            <text:p>283324090</text:p>
          </table:table-cell>
          <table:table-cell office:value-type="float" office:value="109987989" calcext:value-type="float">
            <text:p>109987989</text:p>
          </table:table-cell>
          <table:table-cell office:value-type="float" office:value="393312079" calcext:value-type="float">
            <text:p>393312079</text:p>
          </table:table-cell>
          <table:table-cell table:number-columns-repeated="2"/>
        </table:table-row>
        <table:table-row table:style-name="ro1">
          <table:table-cell office:value-type="float" office:value="282660840" calcext:value-type="float">
            <text:p>282660840</text:p>
          </table:table-cell>
          <table:table-cell office:value-type="float" office:value="109707485" calcext:value-type="float">
            <text:p>109707485</text:p>
          </table:table-cell>
          <table:table-cell office:value-type="float" office:value="392368325" calcext:value-type="float">
            <text:p>392368325</text:p>
          </table:table-cell>
          <table:table-cell table:number-columns-repeated="2"/>
        </table:table-row>
        <table:table-row table:style-name="ro1">
          <table:table-cell office:value-type="float" office:value="282788689" calcext:value-type="float">
            <text:p>282788689</text:p>
          </table:table-cell>
          <table:table-cell office:value-type="float" office:value="109700276" calcext:value-type="float">
            <text:p>109700276</text:p>
          </table:table-cell>
          <table:table-cell office:value-type="float" office:value="392488965" calcext:value-type="float">
            <text:p>392488965</text:p>
          </table:table-cell>
          <table:table-cell table:number-columns-repeated="2"/>
        </table:table-row>
        <table:table-row table:style-name="ro1">
          <table:table-cell office:value-type="float" office:value="282630655" calcext:value-type="float">
            <text:p>282630655</text:p>
          </table:table-cell>
          <table:table-cell office:value-type="float" office:value="110723256" calcext:value-type="float">
            <text:p>110723256</text:p>
          </table:table-cell>
          <table:table-cell office:value-type="float" office:value="393353911" calcext:value-type="float">
            <text:p>393353911</text:p>
          </table:table-cell>
          <table:table-cell table:number-columns-repeated="2"/>
        </table:table-row>
        <table:table-row table:style-name="ro1">
          <table:table-cell office:value-type="float" office:value="282934819" calcext:value-type="float">
            <text:p>282934819</text:p>
          </table:table-cell>
          <table:table-cell office:value-type="float" office:value="109605797" calcext:value-type="float">
            <text:p>109605797</text:p>
          </table:table-cell>
          <table:table-cell office:value-type="float" office:value="392540616" calcext:value-type="float">
            <text:p>392540616</text:p>
          </table:table-cell>
          <table:table-cell table:number-columns-repeated="2"/>
        </table:table-row>
        <table:table-row table:style-name="ro1">
          <table:table-cell office:value-type="float" office:value="282635040" calcext:value-type="float">
            <text:p>282635040</text:p>
          </table:table-cell>
          <table:table-cell office:value-type="float" office:value="109756693" calcext:value-type="float">
            <text:p>109756693</text:p>
          </table:table-cell>
          <table:table-cell office:value-type="float" office:value="392391733" calcext:value-type="float">
            <text:p>392391733</text:p>
          </table:table-cell>
          <table:table-cell table:number-columns-repeated="2"/>
        </table:table-row>
        <table:table-row table:style-name="ro1">
          <table:table-cell office:value-type="float" office:value="283601808" calcext:value-type="float">
            <text:p>283601808</text:p>
          </table:table-cell>
          <table:table-cell office:value-type="float" office:value="109975591" calcext:value-type="float">
            <text:p>109975591</text:p>
          </table:table-cell>
          <table:table-cell office:value-type="float" office:value="393577399" calcext:value-type="float">
            <text:p>393577399</text:p>
          </table:table-cell>
          <table:table-cell table:number-columns-repeated="2"/>
        </table:table-row>
        <table:table-row table:style-name="ro1">
          <table:table-cell office:value-type="float" office:value="282949750" calcext:value-type="float">
            <text:p>282949750</text:p>
          </table:table-cell>
          <table:table-cell office:value-type="float" office:value="109819830" calcext:value-type="float">
            <text:p>109819830</text:p>
          </table:table-cell>
          <table:table-cell office:value-type="float" office:value="392769580" calcext:value-type="float">
            <text:p>392769580</text:p>
          </table:table-cell>
          <table:table-cell table:number-columns-repeated="2"/>
        </table:table-row>
        <table:table-row table:style-name="ro1">
          <table:table-cell office:value-type="float" office:value="282292698" calcext:value-type="float">
            <text:p>282292698</text:p>
          </table:table-cell>
          <table:table-cell office:value-type="float" office:value="109773187" calcext:value-type="float">
            <text:p>109773187</text:p>
          </table:table-cell>
          <table:table-cell office:value-type="float" office:value="392065885" calcext:value-type="float">
            <text:p>392065885</text:p>
          </table:table-cell>
          <table:table-cell table:number-columns-repeated="2"/>
        </table:table-row>
        <table:table-row table:style-name="ro1">
          <table:table-cell office:value-type="float" office:value="283087432" calcext:value-type="float">
            <text:p>283087432</text:p>
          </table:table-cell>
          <table:table-cell office:value-type="float" office:value="110017254" calcext:value-type="float">
            <text:p>110017254</text:p>
          </table:table-cell>
          <table:table-cell office:value-type="float" office:value="393104686" calcext:value-type="float">
            <text:p>393104686</text:p>
          </table:table-cell>
          <table:table-cell table:number-columns-repeated="2"/>
        </table:table-row>
        <table:table-row table:style-name="ro1">
          <table:table-cell office:value-type="float" office:value="286221027" calcext:value-type="float">
            <text:p>286221027</text:p>
          </table:table-cell>
          <table:table-cell office:value-type="float" office:value="109579528" calcext:value-type="float">
            <text:p>109579528</text:p>
          </table:table-cell>
          <table:table-cell office:value-type="float" office:value="395800555" calcext:value-type="float">
            <text:p>395800555</text:p>
          </table:table-cell>
          <table:table-cell table:number-columns-repeated="2"/>
        </table:table-row>
        <table:table-row table:style-name="ro1">
          <table:table-cell office:value-type="float" office:value="284733565" calcext:value-type="float">
            <text:p>284733565</text:p>
          </table:table-cell>
          <table:table-cell office:value-type="float" office:value="109534783" calcext:value-type="float">
            <text:p>109534783</text:p>
          </table:table-cell>
          <table:table-cell office:value-type="float" office:value="394268348" calcext:value-type="float">
            <text:p>394268348</text:p>
          </table:table-cell>
          <table:table-cell table:number-columns-repeated="2"/>
        </table:table-row>
        <table:table-row table:style-name="ro1">
          <table:table-cell office:value-type="float" office:value="283377595" calcext:value-type="float">
            <text:p>283377595</text:p>
          </table:table-cell>
          <table:table-cell office:value-type="float" office:value="109890904" calcext:value-type="float">
            <text:p>109890904</text:p>
          </table:table-cell>
          <table:table-cell office:value-type="float" office:value="393268499" calcext:value-type="float">
            <text:p>393268499</text:p>
          </table:table-cell>
          <table:table-cell table:number-columns-repeated="2"/>
        </table:table-row>
        <table:table-row table:style-name="ro1">
          <table:table-cell office:value-type="float" office:value="282816158" calcext:value-type="float">
            <text:p>282816158</text:p>
          </table:table-cell>
          <table:table-cell office:value-type="float" office:value="109688404" calcext:value-type="float">
            <text:p>109688404</text:p>
          </table:table-cell>
          <table:table-cell office:value-type="float" office:value="392504562" calcext:value-type="float">
            <text:p>392504562</text:p>
          </table:table-cell>
          <table:table-cell table:number-columns-repeated="2"/>
        </table:table-row>
        <table:table-row table:style-name="ro1">
          <table:table-cell office:value-type="float" office:value="282389050" calcext:value-type="float">
            <text:p>282389050</text:p>
          </table:table-cell>
          <table:table-cell office:value-type="float" office:value="109646472" calcext:value-type="float">
            <text:p>109646472</text:p>
          </table:table-cell>
          <table:table-cell office:value-type="float" office:value="392035522" calcext:value-type="float">
            <text:p>392035522</text:p>
          </table:table-cell>
          <table:table-cell table:number-columns-repeated="2"/>
        </table:table-row>
        <table:table-row table:style-name="ro1">
          <table:table-cell office:value-type="float" office:value="282896377" calcext:value-type="float">
            <text:p>282896377</text:p>
          </table:table-cell>
          <table:table-cell office:value-type="float" office:value="109820543" calcext:value-type="float">
            <text:p>109820543</text:p>
          </table:table-cell>
          <table:table-cell office:value-type="float" office:value="392716920" calcext:value-type="float">
            <text:p>392716920</text:p>
          </table:table-cell>
          <table:table-cell table:number-columns-repeated="2"/>
        </table:table-row>
        <table:table-row table:style-name="ro1">
          <table:table-cell office:value-type="float" office:value="283293492" calcext:value-type="float">
            <text:p>283293492</text:p>
          </table:table-cell>
          <table:table-cell office:value-type="float" office:value="109582114" calcext:value-type="float">
            <text:p>109582114</text:p>
          </table:table-cell>
          <table:table-cell office:value-type="float" office:value="392875606" calcext:value-type="float">
            <text:p>392875606</text:p>
          </table:table-cell>
          <table:table-cell table:number-columns-repeated="2"/>
        </table:table-row>
        <table:table-row table:style-name="ro1">
          <table:table-cell office:value-type="float" office:value="282596602" calcext:value-type="float">
            <text:p>282596602</text:p>
          </table:table-cell>
          <table:table-cell office:value-type="float" office:value="109757588" calcext:value-type="float">
            <text:p>109757588</text:p>
          </table:table-cell>
          <table:table-cell office:value-type="float" office:value="392354190" calcext:value-type="float">
            <text:p>392354190</text:p>
          </table:table-cell>
          <table:table-cell table:number-columns-repeated="2"/>
        </table:table-row>
        <table:table-row table:style-name="ro1">
          <table:table-cell office:value-type="float" office:value="283058781" calcext:value-type="float">
            <text:p>283058781</text:p>
          </table:table-cell>
          <table:table-cell office:value-type="float" office:value="109416181" calcext:value-type="float">
            <text:p>109416181</text:p>
          </table:table-cell>
          <table:table-cell office:value-type="float" office:value="392474962" calcext:value-type="float">
            <text:p>392474962</text:p>
          </table:table-cell>
          <table:table-cell table:number-columns-repeated="2"/>
        </table:table-row>
        <table:table-row table:style-name="ro1">
          <table:table-cell office:value-type="float" office:value="282712136" calcext:value-type="float">
            <text:p>282712136</text:p>
          </table:table-cell>
          <table:table-cell office:value-type="float" office:value="109910015" calcext:value-type="float">
            <text:p>109910015</text:p>
          </table:table-cell>
          <table:table-cell office:value-type="float" office:value="392622151" calcext:value-type="float">
            <text:p>392622151</text:p>
          </table:table-cell>
          <table:table-cell table:number-columns-repeated="2"/>
        </table:table-row>
        <table:table-row table:style-name="ro1">
          <table:table-cell office:value-type="float" office:value="282913604" calcext:value-type="float">
            <text:p>282913604</text:p>
          </table:table-cell>
          <table:table-cell office:value-type="float" office:value="109882409" calcext:value-type="float">
            <text:p>109882409</text:p>
          </table:table-cell>
          <table:table-cell office:value-type="float" office:value="392796013" calcext:value-type="float">
            <text:p>392796013</text:p>
          </table:table-cell>
          <table:table-cell table:number-columns-repeated="2"/>
        </table:table-row>
        <table:table-row table:style-name="ro1">
          <table:table-cell office:value-type="float" office:value="283267630" calcext:value-type="float">
            <text:p>283267630</text:p>
          </table:table-cell>
          <table:table-cell office:value-type="float" office:value="109599951" calcext:value-type="float">
            <text:p>109599951</text:p>
          </table:table-cell>
          <table:table-cell office:value-type="float" office:value="392867581" calcext:value-type="float">
            <text:p>392867581</text:p>
          </table:table-cell>
          <table:table-cell table:number-columns-repeated="2"/>
        </table:table-row>
        <table:table-row table:style-name="ro1">
          <table:table-cell office:value-type="float" office:value="282908751" calcext:value-type="float">
            <text:p>282908751</text:p>
          </table:table-cell>
          <table:table-cell office:value-type="float" office:value="109817291" calcext:value-type="float">
            <text:p>109817291</text:p>
          </table:table-cell>
          <table:table-cell office:value-type="float" office:value="392726042" calcext:value-type="float">
            <text:p>392726042</text:p>
          </table:table-cell>
          <table:table-cell table:number-columns-repeated="2"/>
        </table:table-row>
        <table:table-row table:style-name="ro1">
          <table:table-cell office:value-type="float" office:value="283088360" calcext:value-type="float">
            <text:p>283088360</text:p>
          </table:table-cell>
          <table:table-cell office:value-type="float" office:value="109730363" calcext:value-type="float">
            <text:p>109730363</text:p>
          </table:table-cell>
          <table:table-cell office:value-type="float" office:value="392818723" calcext:value-type="float">
            <text:p>392818723</text:p>
          </table:table-cell>
          <table:table-cell table:number-columns-repeated="2"/>
        </table:table-row>
        <table:table-row table:style-name="ro1">
          <table:table-cell office:value-type="float" office:value="282851594" calcext:value-type="float">
            <text:p>282851594</text:p>
          </table:table-cell>
          <table:table-cell office:value-type="float" office:value="109645784" calcext:value-type="float">
            <text:p>109645784</text:p>
          </table:table-cell>
          <table:table-cell office:value-type="float" office:value="392497378" calcext:value-type="float">
            <text:p>392497378</text:p>
          </table:table-cell>
          <table:table-cell table:number-columns-repeated="2"/>
        </table:table-row>
        <table:table-row table:style-name="ro1">
          <table:table-cell office:value-type="float" office:value="283043598" calcext:value-type="float">
            <text:p>283043598</text:p>
          </table:table-cell>
          <table:table-cell office:value-type="float" office:value="109785798" calcext:value-type="float">
            <text:p>109785798</text:p>
          </table:table-cell>
          <table:table-cell office:value-type="float" office:value="392829396" calcext:value-type="float">
            <text:p>392829396</text:p>
          </table:table-cell>
          <table:table-cell table:number-columns-repeated="2"/>
        </table:table-row>
        <table:table-row table:style-name="ro1">
          <table:table-cell office:value-type="float" office:value="282193852" calcext:value-type="float">
            <text:p>282193852</text:p>
          </table:table-cell>
          <table:table-cell office:value-type="float" office:value="110210533" calcext:value-type="float">
            <text:p>110210533</text:p>
          </table:table-cell>
          <table:table-cell office:value-type="float" office:value="392404385" calcext:value-type="float">
            <text:p>392404385</text:p>
          </table:table-cell>
          <table:table-cell table:number-columns-repeated="2"/>
        </table:table-row>
        <table:table-row table:style-name="ro1">
          <table:table-cell office:value-type="float" office:value="282772074" calcext:value-type="float">
            <text:p>282772074</text:p>
          </table:table-cell>
          <table:table-cell office:value-type="float" office:value="109641176" calcext:value-type="float">
            <text:p>109641176</text:p>
          </table:table-cell>
          <table:table-cell office:value-type="float" office:value="392413250" calcext:value-type="float">
            <text:p>392413250</text:p>
          </table:table-cell>
          <table:table-cell table:number-columns-repeated="2"/>
        </table:table-row>
        <table:table-row table:style-name="ro1">
          <table:table-cell office:value-type="float" office:value="282232931" calcext:value-type="float">
            <text:p>282232931</text:p>
          </table:table-cell>
          <table:table-cell office:value-type="float" office:value="109558652" calcext:value-type="float">
            <text:p>109558652</text:p>
          </table:table-cell>
          <table:table-cell office:value-type="float" office:value="391791583" calcext:value-type="float">
            <text:p>391791583</text:p>
          </table:table-cell>
          <table:table-cell table:number-columns-repeated="2"/>
        </table:table-row>
        <table:table-row table:style-name="ro1">
          <table:table-cell office:value-type="float" office:value="282604132" calcext:value-type="float">
            <text:p>282604132</text:p>
          </table:table-cell>
          <table:table-cell office:value-type="float" office:value="109680143" calcext:value-type="float">
            <text:p>109680143</text:p>
          </table:table-cell>
          <table:table-cell office:value-type="float" office:value="392284275" calcext:value-type="float">
            <text:p>392284275</text:p>
          </table:table-cell>
          <table:table-cell table:number-columns-repeated="2"/>
        </table:table-row>
        <table:table-row table:style-name="ro1">
          <table:table-cell office:value-type="float" office:value="283540999" calcext:value-type="float">
            <text:p>283540999</text:p>
          </table:table-cell>
          <table:table-cell office:value-type="float" office:value="109694486" calcext:value-type="float">
            <text:p>109694486</text:p>
          </table:table-cell>
          <table:table-cell office:value-type="float" office:value="393235485" calcext:value-type="float">
            <text:p>393235485</text:p>
          </table:table-cell>
          <table:table-cell table:number-columns-repeated="2"/>
        </table:table-row>
        <table:table-row table:style-name="ro1">
          <table:table-cell office:value-type="float" office:value="283476976" calcext:value-type="float">
            <text:p>283476976</text:p>
          </table:table-cell>
          <table:table-cell office:value-type="float" office:value="109804807" calcext:value-type="float">
            <text:p>109804807</text:p>
          </table:table-cell>
          <table:table-cell office:value-type="float" office:value="393281783" calcext:value-type="float">
            <text:p>393281783</text:p>
          </table:table-cell>
          <table:table-cell table:number-columns-repeated="2"/>
        </table:table-row>
        <table:table-row table:style-name="ro1">
          <table:table-cell office:value-type="float" office:value="283036403" calcext:value-type="float">
            <text:p>283036403</text:p>
          </table:table-cell>
          <table:table-cell office:value-type="float" office:value="109572041" calcext:value-type="float">
            <text:p>109572041</text:p>
          </table:table-cell>
          <table:table-cell office:value-type="float" office:value="392608444" calcext:value-type="float">
            <text:p>392608444</text:p>
          </table:table-cell>
          <table:table-cell table:number-columns-repeated="2"/>
        </table:table-row>
        <table:table-row table:style-name="ro1">
          <table:table-cell office:value-type="float" office:value="282954901" calcext:value-type="float">
            <text:p>282954901</text:p>
          </table:table-cell>
          <table:table-cell office:value-type="float" office:value="109864568" calcext:value-type="float">
            <text:p>109864568</text:p>
          </table:table-cell>
          <table:table-cell office:value-type="float" office:value="392819469" calcext:value-type="float">
            <text:p>392819469</text:p>
          </table:table-cell>
          <table:table-cell table:number-columns-repeated="2"/>
        </table:table-row>
        <table:table-row table:style-name="ro1">
          <table:table-cell office:value-type="float" office:value="282321418" calcext:value-type="float">
            <text:p>282321418</text:p>
          </table:table-cell>
          <table:table-cell office:value-type="float" office:value="109796987" calcext:value-type="float">
            <text:p>109796987</text:p>
          </table:table-cell>
          <table:table-cell office:value-type="float" office:value="392118405" calcext:value-type="float">
            <text:p>392118405</text:p>
          </table:table-cell>
          <table:table-cell table:number-columns-repeated="2"/>
        </table:table-row>
        <table:table-row table:style-name="ro1">
          <table:table-cell office:value-type="float" office:value="282841038" calcext:value-type="float">
            <text:p>282841038</text:p>
          </table:table-cell>
          <table:table-cell office:value-type="float" office:value="110113328" calcext:value-type="float">
            <text:p>110113328</text:p>
          </table:table-cell>
          <table:table-cell office:value-type="float" office:value="392954366" calcext:value-type="float">
            <text:p>392954366</text:p>
          </table:table-cell>
          <table:table-cell table:number-columns-repeated="2"/>
        </table:table-row>
        <table:table-row table:style-name="ro1">
          <table:table-cell office:value-type="float" office:value="283431462" calcext:value-type="float">
            <text:p>283431462</text:p>
          </table:table-cell>
          <table:table-cell office:value-type="float" office:value="110561568" calcext:value-type="float">
            <text:p>110561568</text:p>
          </table:table-cell>
          <table:table-cell office:value-type="float" office:value="393993030" calcext:value-type="float">
            <text:p>393993030</text:p>
          </table:table-cell>
          <table:table-cell table:number-columns-repeated="2"/>
        </table:table-row>
        <table:table-row table:style-name="ro1">
          <table:table-cell office:value-type="float" office:value="282921235" calcext:value-type="float">
            <text:p>282921235</text:p>
          </table:table-cell>
          <table:table-cell office:value-type="float" office:value="109919366" calcext:value-type="float">
            <text:p>109919366</text:p>
          </table:table-cell>
          <table:table-cell office:value-type="float" office:value="392840601" calcext:value-type="float">
            <text:p>392840601</text:p>
          </table:table-cell>
          <table:table-cell table:number-columns-repeated="2"/>
        </table:table-row>
        <table:table-row table:style-name="ro1">
          <table:table-cell office:value-type="float" office:value="283131967" calcext:value-type="float">
            <text:p>283131967</text:p>
          </table:table-cell>
          <table:table-cell office:value-type="float" office:value="109754663" calcext:value-type="float">
            <text:p>109754663</text:p>
          </table:table-cell>
          <table:table-cell office:value-type="float" office:value="392886630" calcext:value-type="float">
            <text:p>392886630</text:p>
          </table:table-cell>
          <table:table-cell table:number-columns-repeated="2"/>
        </table:table-row>
        <table:table-row table:style-name="ro1">
          <table:table-cell office:value-type="float" office:value="283130526" calcext:value-type="float">
            <text:p>283130526</text:p>
          </table:table-cell>
          <table:table-cell office:value-type="float" office:value="109935004" calcext:value-type="float">
            <text:p>109935004</text:p>
          </table:table-cell>
          <table:table-cell office:value-type="float" office:value="393065530" calcext:value-type="float">
            <text:p>393065530</text:p>
          </table:table-cell>
          <table:table-cell table:number-columns-repeated="2"/>
        </table:table-row>
        <table:table-row table:style-name="ro1">
          <table:table-cell office:value-type="float" office:value="283194128" calcext:value-type="float">
            <text:p>283194128</text:p>
          </table:table-cell>
          <table:table-cell office:value-type="float" office:value="109789394" calcext:value-type="float">
            <text:p>109789394</text:p>
          </table:table-cell>
          <table:table-cell office:value-type="float" office:value="392983522" calcext:value-type="float">
            <text:p>392983522</text:p>
          </table:table-cell>
          <table:table-cell table:number-columns-repeated="2"/>
        </table:table-row>
        <table:table-row table:style-name="ro1">
          <table:table-cell office:value-type="float" office:value="283450732" calcext:value-type="float">
            <text:p>283450732</text:p>
          </table:table-cell>
          <table:table-cell office:value-type="float" office:value="109847426" calcext:value-type="float">
            <text:p>109847426</text:p>
          </table:table-cell>
          <table:table-cell office:value-type="float" office:value="393298158" calcext:value-type="float">
            <text:p>393298158</text:p>
          </table:table-cell>
          <table:table-cell table:number-columns-repeated="2"/>
        </table:table-row>
        <table:table-row table:style-name="ro1">
          <table:table-cell office:value-type="float" office:value="283126534" calcext:value-type="float">
            <text:p>283126534</text:p>
          </table:table-cell>
          <table:table-cell office:value-type="float" office:value="109963210" calcext:value-type="float">
            <text:p>109963210</text:p>
          </table:table-cell>
          <table:table-cell office:value-type="float" office:value="393089744" calcext:value-type="float">
            <text:p>393089744</text:p>
          </table:table-cell>
          <table:table-cell table:number-columns-repeated="2"/>
        </table:table-row>
        <table:table-row table:style-name="ro1">
          <table:table-cell office:value-type="float" office:value="282608347" calcext:value-type="float">
            <text:p>282608347</text:p>
          </table:table-cell>
          <table:table-cell office:value-type="float" office:value="109776059" calcext:value-type="float">
            <text:p>109776059</text:p>
          </table:table-cell>
          <table:table-cell office:value-type="float" office:value="392384406" calcext:value-type="float">
            <text:p>392384406</text:p>
          </table:table-cell>
          <table:table-cell table:number-columns-repeated="2"/>
        </table:table-row>
        <table:table-row table:style-name="ro1">
          <table:table-cell office:value-type="float" office:value="282986548" calcext:value-type="float">
            <text:p>282986548</text:p>
          </table:table-cell>
          <table:table-cell office:value-type="float" office:value="110680995" calcext:value-type="float">
            <text:p>110680995</text:p>
          </table:table-cell>
          <table:table-cell office:value-type="float" office:value="393667543" calcext:value-type="float">
            <text:p>393667543</text:p>
          </table:table-cell>
          <table:table-cell table:number-columns-repeated="2"/>
        </table:table-row>
        <table:table-row table:style-name="ro1">
          <table:table-cell office:value-type="float" office:value="282856801" calcext:value-type="float">
            <text:p>282856801</text:p>
          </table:table-cell>
          <table:table-cell office:value-type="float" office:value="109765022" calcext:value-type="float">
            <text:p>109765022</text:p>
          </table:table-cell>
          <table:table-cell office:value-type="float" office:value="392621823" calcext:value-type="float">
            <text:p>392621823</text:p>
          </table:table-cell>
          <table:table-cell table:number-columns-repeated="2"/>
        </table:table-row>
        <table:table-row table:style-name="ro1">
          <table:table-cell office:value-type="float" office:value="282566879" calcext:value-type="float">
            <text:p>282566879</text:p>
          </table:table-cell>
          <table:table-cell office:value-type="float" office:value="109875740" calcext:value-type="float">
            <text:p>109875740</text:p>
          </table:table-cell>
          <table:table-cell office:value-type="float" office:value="392442619" calcext:value-type="float">
            <text:p>392442619</text:p>
          </table:table-cell>
          <table:table-cell table:number-columns-repeated="2"/>
        </table:table-row>
        <table:table-row table:style-name="ro1">
          <table:table-cell office:value-type="float" office:value="282902238" calcext:value-type="float">
            <text:p>282902238</text:p>
          </table:table-cell>
          <table:table-cell office:value-type="float" office:value="109717548" calcext:value-type="float">
            <text:p>109717548</text:p>
          </table:table-cell>
          <table:table-cell office:value-type="float" office:value="392619786" calcext:value-type="float">
            <text:p>392619786</text:p>
          </table:table-cell>
          <table:table-cell table:number-columns-repeated="2"/>
        </table:table-row>
        <table:table-row table:style-name="ro1">
          <table:table-cell office:value-type="float" office:value="283628855" calcext:value-type="float">
            <text:p>283628855</text:p>
          </table:table-cell>
          <table:table-cell office:value-type="float" office:value="110030760" calcext:value-type="float">
            <text:p>110030760</text:p>
          </table:table-cell>
          <table:table-cell office:value-type="float" office:value="393659615" calcext:value-type="float">
            <text:p>393659615</text:p>
          </table:table-cell>
          <table:table-cell table:number-columns-repeated="2"/>
        </table:table-row>
        <table:table-row table:style-name="ro1">
          <table:table-cell office:value-type="float" office:value="282697496" calcext:value-type="float">
            <text:p>282697496</text:p>
          </table:table-cell>
          <table:table-cell office:value-type="float" office:value="109676591" calcext:value-type="float">
            <text:p>109676591</text:p>
          </table:table-cell>
          <table:table-cell office:value-type="float" office:value="392374087" calcext:value-type="float">
            <text:p>392374087</text:p>
          </table:table-cell>
          <table:table-cell table:number-columns-repeated="2"/>
        </table:table-row>
        <table:table-row table:style-name="ro1">
          <table:table-cell office:value-type="float" office:value="283063875" calcext:value-type="float">
            <text:p>283063875</text:p>
          </table:table-cell>
          <table:table-cell office:value-type="float" office:value="110133846" calcext:value-type="float">
            <text:p>110133846</text:p>
          </table:table-cell>
          <table:table-cell office:value-type="float" office:value="393197721" calcext:value-type="float">
            <text:p>393197721</text:p>
          </table:table-cell>
          <table:table-cell table:number-columns-repeated="2"/>
        </table:table-row>
        <table:table-row table:style-name="ro1">
          <table:table-cell office:value-type="float" office:value="282872331" calcext:value-type="float">
            <text:p>282872331</text:p>
          </table:table-cell>
          <table:table-cell office:value-type="float" office:value="110088328" calcext:value-type="float">
            <text:p>110088328</text:p>
          </table:table-cell>
          <table:table-cell office:value-type="float" office:value="392960659" calcext:value-type="float">
            <text:p>392960659</text:p>
          </table:table-cell>
          <table:table-cell table:number-columns-repeated="2"/>
        </table:table-row>
        <table:table-row table:style-name="ro1">
          <table:table-cell office:value-type="float" office:value="282900529" calcext:value-type="float">
            <text:p>282900529</text:p>
          </table:table-cell>
          <table:table-cell office:value-type="float" office:value="109607260" calcext:value-type="float">
            <text:p>109607260</text:p>
          </table:table-cell>
          <table:table-cell office:value-type="float" office:value="392507789" calcext:value-type="float">
            <text:p>392507789</text:p>
          </table:table-cell>
          <table:table-cell table:number-columns-repeated="2"/>
        </table:table-row>
        <table:table-row table:style-name="ro1">
          <table:table-cell office:value-type="float" office:value="282856489" calcext:value-type="float">
            <text:p>282856489</text:p>
          </table:table-cell>
          <table:table-cell office:value-type="float" office:value="110325456" calcext:value-type="float">
            <text:p>110325456</text:p>
          </table:table-cell>
          <table:table-cell office:value-type="float" office:value="393181945" calcext:value-type="float">
            <text:p>393181945</text:p>
          </table:table-cell>
          <table:table-cell table:number-columns-repeated="2"/>
        </table:table-row>
        <table:table-row table:style-name="ro1">
          <table:table-cell office:value-type="float" office:value="282510613" calcext:value-type="float">
            <text:p>282510613</text:p>
          </table:table-cell>
          <table:table-cell office:value-type="float" office:value="109826984" calcext:value-type="float">
            <text:p>109826984</text:p>
          </table:table-cell>
          <table:table-cell office:value-type="float" office:value="392337597" calcext:value-type="float">
            <text:p>392337597</text:p>
          </table:table-cell>
          <table:table-cell table:number-columns-repeated="2"/>
        </table:table-row>
        <table:table-row table:style-name="ro1">
          <table:table-cell office:value-type="float" office:value="282525357" calcext:value-type="float">
            <text:p>282525357</text:p>
          </table:table-cell>
          <table:table-cell office:value-type="float" office:value="109785483" calcext:value-type="float">
            <text:p>109785483</text:p>
          </table:table-cell>
          <table:table-cell office:value-type="float" office:value="392310840" calcext:value-type="float">
            <text:p>392310840</text:p>
          </table:table-cell>
          <table:table-cell table:number-columns-repeated="2"/>
        </table:table-row>
        <table:table-row table:style-name="ro1">
          <table:table-cell office:value-type="float" office:value="282397990" calcext:value-type="float">
            <text:p>282397990</text:p>
          </table:table-cell>
          <table:table-cell office:value-type="float" office:value="109743945" calcext:value-type="float">
            <text:p>109743945</text:p>
          </table:table-cell>
          <table:table-cell office:value-type="float" office:value="392141935" calcext:value-type="float">
            <text:p>392141935</text:p>
          </table:table-cell>
          <table:table-cell table:number-columns-repeated="2"/>
        </table:table-row>
        <table:table-row table:style-name="ro1">
          <table:table-cell office:value-type="float" office:value="283309077" calcext:value-type="float">
            <text:p>283309077</text:p>
          </table:table-cell>
          <table:table-cell office:value-type="float" office:value="109658733" calcext:value-type="float">
            <text:p>109658733</text:p>
          </table:table-cell>
          <table:table-cell office:value-type="float" office:value="392967810" calcext:value-type="float">
            <text:p>392967810</text:p>
          </table:table-cell>
          <table:table-cell table:number-columns-repeated="2"/>
        </table:table-row>
        <table:table-row table:style-name="ro1">
          <table:table-cell office:value-type="float" office:value="282846444" calcext:value-type="float">
            <text:p>282846444</text:p>
          </table:table-cell>
          <table:table-cell office:value-type="float" office:value="109650364" calcext:value-type="float">
            <text:p>109650364</text:p>
          </table:table-cell>
          <table:table-cell office:value-type="float" office:value="392496808" calcext:value-type="float">
            <text:p>392496808</text:p>
          </table:table-cell>
          <table:table-cell table:number-columns-repeated="2"/>
        </table:table-row>
        <table:table-row table:style-name="ro1">
          <table:table-cell office:value-type="float" office:value="282399215" calcext:value-type="float">
            <text:p>282399215</text:p>
          </table:table-cell>
          <table:table-cell office:value-type="float" office:value="109676411" calcext:value-type="float">
            <text:p>109676411</text:p>
          </table:table-cell>
          <table:table-cell office:value-type="float" office:value="392075626" calcext:value-type="float">
            <text:p>392075626</text:p>
          </table:table-cell>
          <table:table-cell table:number-columns-repeated="2"/>
        </table:table-row>
        <table:table-row table:style-name="ro1">
          <table:table-cell office:value-type="float" office:value="291311697" calcext:value-type="float">
            <text:p>291311697</text:p>
          </table:table-cell>
          <table:table-cell office:value-type="float" office:value="109701038" calcext:value-type="float">
            <text:p>109701038</text:p>
          </table:table-cell>
          <table:table-cell office:value-type="float" office:value="401012735" calcext:value-type="float">
            <text:p>401012735</text:p>
          </table:table-cell>
          <table:table-cell table:number-columns-repeated="2"/>
        </table:table-row>
        <table:table-row table:style-name="ro1">
          <table:table-cell office:value-type="float" office:value="283199098" calcext:value-type="float">
            <text:p>283199098</text:p>
          </table:table-cell>
          <table:table-cell office:value-type="float" office:value="109839570" calcext:value-type="float">
            <text:p>109839570</text:p>
          </table:table-cell>
          <table:table-cell office:value-type="float" office:value="393038668" calcext:value-type="float">
            <text:p>393038668</text:p>
          </table:table-cell>
          <table:table-cell table:number-columns-repeated="2"/>
        </table:table-row>
        <table:table-row table:style-name="ro1">
          <table:table-cell office:value-type="float" office:value="283024907" calcext:value-type="float">
            <text:p>283024907</text:p>
          </table:table-cell>
          <table:table-cell office:value-type="float" office:value="110037373" calcext:value-type="float">
            <text:p>110037373</text:p>
          </table:table-cell>
          <table:table-cell office:value-type="float" office:value="393062280" calcext:value-type="float">
            <text:p>393062280</text:p>
          </table:table-cell>
          <table:table-cell table:number-columns-repeated="2"/>
        </table:table-row>
        <table:table-row table:style-name="ro1">
          <table:table-cell office:value-type="float" office:value="283072960" calcext:value-type="float">
            <text:p>283072960</text:p>
          </table:table-cell>
          <table:table-cell office:value-type="float" office:value="109694114" calcext:value-type="float">
            <text:p>109694114</text:p>
          </table:table-cell>
          <table:table-cell office:value-type="float" office:value="392767074" calcext:value-type="float">
            <text:p>392767074</text:p>
          </table:table-cell>
          <table:table-cell table:number-columns-repeated="2"/>
        </table:table-row>
        <table:table-row table:style-name="ro1">
          <table:table-cell office:value-type="float" office:value="282898271" calcext:value-type="float">
            <text:p>282898271</text:p>
          </table:table-cell>
          <table:table-cell office:value-type="float" office:value="109899706" calcext:value-type="float">
            <text:p>109899706</text:p>
          </table:table-cell>
          <table:table-cell office:value-type="float" office:value="392797977" calcext:value-type="float">
            <text:p>392797977</text:p>
          </table:table-cell>
          <table:table-cell table:number-columns-repeated="2"/>
        </table:table-row>
        <table:table-row table:style-name="ro1">
          <table:table-cell office:value-type="float" office:value="283001819" calcext:value-type="float">
            <text:p>283001819</text:p>
          </table:table-cell>
          <table:table-cell office:value-type="float" office:value="109986692" calcext:value-type="float">
            <text:p>109986692</text:p>
          </table:table-cell>
          <table:table-cell office:value-type="float" office:value="392988511" calcext:value-type="float">
            <text:p>392988511</text:p>
          </table:table-cell>
          <table:table-cell table:number-columns-repeated="2"/>
        </table:table-row>
        <table:table-row table:style-name="ro1">
          <table:table-cell office:value-type="float" office:value="283246768" calcext:value-type="float">
            <text:p>283246768</text:p>
          </table:table-cell>
          <table:table-cell office:value-type="float" office:value="109774950" calcext:value-type="float">
            <text:p>109774950</text:p>
          </table:table-cell>
          <table:table-cell office:value-type="float" office:value="393021718" calcext:value-type="float">
            <text:p>393021718</text:p>
          </table:table-cell>
          <table:table-cell table:number-columns-repeated="2"/>
        </table:table-row>
      </table:table>
      <table:table table:name="O3StrcmpAV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76735042" calcext:value-type="float">
            <text:p>276735042</text:p>
          </table:table-cell>
          <table:table-cell office:value-type="float" office:value="98014201" calcext:value-type="float">
            <text:p>98014201</text:p>
          </table:table-cell>
          <table:table-cell office:value-type="float" office:value="374749243" calcext:value-type="float">
            <text:p>374749243</text:p>
          </table:table-cell>
          <table:table-cell table:style-name="ce1" table:formula="of:=AVERAGE([.C:.C])" office:value-type="float" office:value="369429908.8" calcext:value-type="float">
            <text:p>3.694E+08</text:p>
          </table:table-cell>
          <table:table-cell table:style-name="ce2" table:formula="of:=STDEV([.C:.C])/[.C2]*100" office:value-type="float" office:value="0.989215779144132" calcext:value-type="float">
            <text:p>0.99</text:p>
          </table:table-cell>
        </table:table-row>
        <table:table-row table:style-name="ro1">
          <table:table-cell office:value-type="float" office:value="278839581" calcext:value-type="float">
            <text:p>278839581</text:p>
          </table:table-cell>
          <table:table-cell office:value-type="float" office:value="97323089" calcext:value-type="float">
            <text:p>97323089</text:p>
          </table:table-cell>
          <table:table-cell office:value-type="float" office:value="376162670" calcext:value-type="float">
            <text:p>376162670</text:p>
          </table:table-cell>
          <table:table-cell table:number-columns-repeated="2"/>
        </table:table-row>
        <table:table-row table:style-name="ro1">
          <table:table-cell office:value-type="float" office:value="278167267" calcext:value-type="float">
            <text:p>278167267</text:p>
          </table:table-cell>
          <table:table-cell office:value-type="float" office:value="97278692" calcext:value-type="float">
            <text:p>97278692</text:p>
          </table:table-cell>
          <table:table-cell office:value-type="float" office:value="375445959" calcext:value-type="float">
            <text:p>375445959</text:p>
          </table:table-cell>
          <table:table-cell table:number-columns-repeated="2"/>
        </table:table-row>
        <table:table-row table:style-name="ro1">
          <table:table-cell office:value-type="float" office:value="278282993" calcext:value-type="float">
            <text:p>278282993</text:p>
          </table:table-cell>
          <table:table-cell office:value-type="float" office:value="97367384" calcext:value-type="float">
            <text:p>97367384</text:p>
          </table:table-cell>
          <table:table-cell office:value-type="float" office:value="375650377" calcext:value-type="float">
            <text:p>375650377</text:p>
          </table:table-cell>
          <table:table-cell table:number-columns-repeated="2"/>
        </table:table-row>
        <table:table-row table:style-name="ro1">
          <table:table-cell office:value-type="float" office:value="277248656" calcext:value-type="float">
            <text:p>277248656</text:p>
          </table:table-cell>
          <table:table-cell office:value-type="float" office:value="97106790" calcext:value-type="float">
            <text:p>97106790</text:p>
          </table:table-cell>
          <table:table-cell office:value-type="float" office:value="374355446" calcext:value-type="float">
            <text:p>374355446</text:p>
          </table:table-cell>
          <table:table-cell table:number-columns-repeated="2"/>
        </table:table-row>
        <table:table-row table:style-name="ro1">
          <table:table-cell office:value-type="float" office:value="277803673" calcext:value-type="float">
            <text:p>277803673</text:p>
          </table:table-cell>
          <table:table-cell office:value-type="float" office:value="96774625" calcext:value-type="float">
            <text:p>96774625</text:p>
          </table:table-cell>
          <table:table-cell office:value-type="float" office:value="374578298" calcext:value-type="float">
            <text:p>374578298</text:p>
          </table:table-cell>
          <table:table-cell table:number-columns-repeated="2"/>
        </table:table-row>
        <table:table-row table:style-name="ro1">
          <table:table-cell office:value-type="float" office:value="277423691" calcext:value-type="float">
            <text:p>277423691</text:p>
          </table:table-cell>
          <table:table-cell office:value-type="float" office:value="97106885" calcext:value-type="float">
            <text:p>97106885</text:p>
          </table:table-cell>
          <table:table-cell office:value-type="float" office:value="374530576" calcext:value-type="float">
            <text:p>374530576</text:p>
          </table:table-cell>
          <table:table-cell table:number-columns-repeated="2"/>
        </table:table-row>
        <table:table-row table:style-name="ro1">
          <table:table-cell office:value-type="float" office:value="277118553" calcext:value-type="float">
            <text:p>277118553</text:p>
          </table:table-cell>
          <table:table-cell office:value-type="float" office:value="97351004" calcext:value-type="float">
            <text:p>97351004</text:p>
          </table:table-cell>
          <table:table-cell office:value-type="float" office:value="374469557" calcext:value-type="float">
            <text:p>374469557</text:p>
          </table:table-cell>
          <table:table-cell table:number-columns-repeated="2"/>
        </table:table-row>
        <table:table-row table:style-name="ro1">
          <table:table-cell office:value-type="float" office:value="277288730" calcext:value-type="float">
            <text:p>277288730</text:p>
          </table:table-cell>
          <table:table-cell office:value-type="float" office:value="97063830" calcext:value-type="float">
            <text:p>97063830</text:p>
          </table:table-cell>
          <table:table-cell office:value-type="float" office:value="374352560" calcext:value-type="float">
            <text:p>374352560</text:p>
          </table:table-cell>
          <table:table-cell table:number-columns-repeated="2"/>
        </table:table-row>
        <table:table-row table:style-name="ro1">
          <table:table-cell office:value-type="float" office:value="277680903" calcext:value-type="float">
            <text:p>277680903</text:p>
          </table:table-cell>
          <table:table-cell office:value-type="float" office:value="96952346" calcext:value-type="float">
            <text:p>96952346</text:p>
          </table:table-cell>
          <table:table-cell office:value-type="float" office:value="374633249" calcext:value-type="float">
            <text:p>374633249</text:p>
          </table:table-cell>
          <table:table-cell table:number-columns-repeated="2"/>
        </table:table-row>
        <table:table-row table:style-name="ro1">
          <table:table-cell office:value-type="float" office:value="277081922" calcext:value-type="float">
            <text:p>277081922</text:p>
          </table:table-cell>
          <table:table-cell office:value-type="float" office:value="97212727" calcext:value-type="float">
            <text:p>97212727</text:p>
          </table:table-cell>
          <table:table-cell office:value-type="float" office:value="374294649" calcext:value-type="float">
            <text:p>374294649</text:p>
          </table:table-cell>
          <table:table-cell table:number-columns-repeated="2"/>
        </table:table-row>
        <table:table-row table:style-name="ro1">
          <table:table-cell office:value-type="float" office:value="276818728" calcext:value-type="float">
            <text:p>276818728</text:p>
          </table:table-cell>
          <table:table-cell office:value-type="float" office:value="97113984" calcext:value-type="float">
            <text:p>97113984</text:p>
          </table:table-cell>
          <table:table-cell office:value-type="float" office:value="373932712" calcext:value-type="float">
            <text:p>373932712</text:p>
          </table:table-cell>
          <table:table-cell table:number-columns-repeated="2"/>
        </table:table-row>
        <table:table-row table:style-name="ro1">
          <table:table-cell office:value-type="float" office:value="278308977" calcext:value-type="float">
            <text:p>278308977</text:p>
          </table:table-cell>
          <table:table-cell office:value-type="float" office:value="97147931" calcext:value-type="float">
            <text:p>97147931</text:p>
          </table:table-cell>
          <table:table-cell office:value-type="float" office:value="375456908" calcext:value-type="float">
            <text:p>375456908</text:p>
          </table:table-cell>
          <table:table-cell table:number-columns-repeated="2"/>
        </table:table-row>
        <table:table-row table:style-name="ro1">
          <table:table-cell office:value-type="float" office:value="276737462" calcext:value-type="float">
            <text:p>276737462</text:p>
          </table:table-cell>
          <table:table-cell office:value-type="float" office:value="96837843" calcext:value-type="float">
            <text:p>96837843</text:p>
          </table:table-cell>
          <table:table-cell office:value-type="float" office:value="373575305" calcext:value-type="float">
            <text:p>373575305</text:p>
          </table:table-cell>
          <table:table-cell table:number-columns-repeated="2"/>
        </table:table-row>
        <table:table-row table:style-name="ro1">
          <table:table-cell office:value-type="float" office:value="277606236" calcext:value-type="float">
            <text:p>277606236</text:p>
          </table:table-cell>
          <table:table-cell office:value-type="float" office:value="97009068" calcext:value-type="float">
            <text:p>97009068</text:p>
          </table:table-cell>
          <table:table-cell office:value-type="float" office:value="374615304" calcext:value-type="float">
            <text:p>374615304</text:p>
          </table:table-cell>
          <table:table-cell table:number-columns-repeated="2"/>
        </table:table-row>
        <table:table-row table:style-name="ro1">
          <table:table-cell office:value-type="float" office:value="276898157" calcext:value-type="float">
            <text:p>276898157</text:p>
          </table:table-cell>
          <table:table-cell office:value-type="float" office:value="96972201" calcext:value-type="float">
            <text:p>96972201</text:p>
          </table:table-cell>
          <table:table-cell office:value-type="float" office:value="373870358" calcext:value-type="float">
            <text:p>373870358</text:p>
          </table:table-cell>
          <table:table-cell table:number-columns-repeated="2"/>
        </table:table-row>
        <table:table-row table:style-name="ro1">
          <table:table-cell office:value-type="float" office:value="278162685" calcext:value-type="float">
            <text:p>278162685</text:p>
          </table:table-cell>
          <table:table-cell office:value-type="float" office:value="97723385" calcext:value-type="float">
            <text:p>97723385</text:p>
          </table:table-cell>
          <table:table-cell office:value-type="float" office:value="375886070" calcext:value-type="float">
            <text:p>375886070</text:p>
          </table:table-cell>
          <table:table-cell table:number-columns-repeated="2"/>
        </table:table-row>
        <table:table-row table:style-name="ro1">
          <table:table-cell office:value-type="float" office:value="277488710" calcext:value-type="float">
            <text:p>277488710</text:p>
          </table:table-cell>
          <table:table-cell office:value-type="float" office:value="96867897" calcext:value-type="float">
            <text:p>96867897</text:p>
          </table:table-cell>
          <table:table-cell office:value-type="float" office:value="374356607" calcext:value-type="float">
            <text:p>374356607</text:p>
          </table:table-cell>
          <table:table-cell table:number-columns-repeated="2"/>
        </table:table-row>
        <table:table-row table:style-name="ro1">
          <table:table-cell office:value-type="float" office:value="277910256" calcext:value-type="float">
            <text:p>277910256</text:p>
          </table:table-cell>
          <table:table-cell office:value-type="float" office:value="97015964" calcext:value-type="float">
            <text:p>97015964</text:p>
          </table:table-cell>
          <table:table-cell office:value-type="float" office:value="374926220" calcext:value-type="float">
            <text:p>374926220</text:p>
          </table:table-cell>
          <table:table-cell table:number-columns-repeated="2"/>
        </table:table-row>
        <table:table-row table:style-name="ro1">
          <table:table-cell office:value-type="float" office:value="277488397" calcext:value-type="float">
            <text:p>277488397</text:p>
          </table:table-cell>
          <table:table-cell office:value-type="float" office:value="96777586" calcext:value-type="float">
            <text:p>96777586</text:p>
          </table:table-cell>
          <table:table-cell office:value-type="float" office:value="374265983" calcext:value-type="float">
            <text:p>374265983</text:p>
          </table:table-cell>
          <table:table-cell table:number-columns-repeated="2"/>
        </table:table-row>
        <table:table-row table:style-name="ro1">
          <table:table-cell office:value-type="float" office:value="277688211" calcext:value-type="float">
            <text:p>277688211</text:p>
          </table:table-cell>
          <table:table-cell office:value-type="float" office:value="97092641" calcext:value-type="float">
            <text:p>97092641</text:p>
          </table:table-cell>
          <table:table-cell office:value-type="float" office:value="374780852" calcext:value-type="float">
            <text:p>374780852</text:p>
          </table:table-cell>
          <table:table-cell table:number-columns-repeated="2"/>
        </table:table-row>
        <table:table-row table:style-name="ro1">
          <table:table-cell office:value-type="float" office:value="276939524" calcext:value-type="float">
            <text:p>276939524</text:p>
          </table:table-cell>
          <table:table-cell office:value-type="float" office:value="96683809" calcext:value-type="float">
            <text:p>96683809</text:p>
          </table:table-cell>
          <table:table-cell office:value-type="float" office:value="373623333" calcext:value-type="float">
            <text:p>373623333</text:p>
          </table:table-cell>
          <table:table-cell table:number-columns-repeated="2"/>
        </table:table-row>
        <table:table-row table:style-name="ro1">
          <table:table-cell office:value-type="float" office:value="276994625" calcext:value-type="float">
            <text:p>276994625</text:p>
          </table:table-cell>
          <table:table-cell office:value-type="float" office:value="96852649" calcext:value-type="float">
            <text:p>96852649</text:p>
          </table:table-cell>
          <table:table-cell office:value-type="float" office:value="373847274" calcext:value-type="float">
            <text:p>373847274</text:p>
          </table:table-cell>
          <table:table-cell table:number-columns-repeated="2"/>
        </table:table-row>
        <table:table-row table:style-name="ro1">
          <table:table-cell office:value-type="float" office:value="276943399" calcext:value-type="float">
            <text:p>276943399</text:p>
          </table:table-cell>
          <table:table-cell office:value-type="float" office:value="96694556" calcext:value-type="float">
            <text:p>96694556</text:p>
          </table:table-cell>
          <table:table-cell office:value-type="float" office:value="373637955" calcext:value-type="float">
            <text:p>373637955</text:p>
          </table:table-cell>
          <table:table-cell table:number-columns-repeated="2"/>
        </table:table-row>
        <table:table-row table:style-name="ro1">
          <table:table-cell office:value-type="float" office:value="277425636" calcext:value-type="float">
            <text:p>277425636</text:p>
          </table:table-cell>
          <table:table-cell office:value-type="float" office:value="96855641" calcext:value-type="float">
            <text:p>96855641</text:p>
          </table:table-cell>
          <table:table-cell office:value-type="float" office:value="374281277" calcext:value-type="float">
            <text:p>374281277</text:p>
          </table:table-cell>
          <table:table-cell table:number-columns-repeated="2"/>
        </table:table-row>
        <table:table-row table:style-name="ro1">
          <table:table-cell office:value-type="float" office:value="278068772" calcext:value-type="float">
            <text:p>278068772</text:p>
          </table:table-cell>
          <table:table-cell office:value-type="float" office:value="96850329" calcext:value-type="float">
            <text:p>96850329</text:p>
          </table:table-cell>
          <table:table-cell office:value-type="float" office:value="374919101" calcext:value-type="float">
            <text:p>374919101</text:p>
          </table:table-cell>
          <table:table-cell table:number-columns-repeated="2"/>
        </table:table-row>
        <table:table-row table:style-name="ro1">
          <table:table-cell office:value-type="float" office:value="276825707" calcext:value-type="float">
            <text:p>276825707</text:p>
          </table:table-cell>
          <table:table-cell office:value-type="float" office:value="96814476" calcext:value-type="float">
            <text:p>96814476</text:p>
          </table:table-cell>
          <table:table-cell office:value-type="float" office:value="373640183" calcext:value-type="float">
            <text:p>373640183</text:p>
          </table:table-cell>
          <table:table-cell table:number-columns-repeated="2"/>
        </table:table-row>
        <table:table-row table:style-name="ro1">
          <table:table-cell office:value-type="float" office:value="277045177" calcext:value-type="float">
            <text:p>277045177</text:p>
          </table:table-cell>
          <table:table-cell office:value-type="float" office:value="97079480" calcext:value-type="float">
            <text:p>97079480</text:p>
          </table:table-cell>
          <table:table-cell office:value-type="float" office:value="374124657" calcext:value-type="float">
            <text:p>374124657</text:p>
          </table:table-cell>
          <table:table-cell table:number-columns-repeated="2"/>
        </table:table-row>
        <table:table-row table:style-name="ro1">
          <table:table-cell office:value-type="float" office:value="277771081" calcext:value-type="float">
            <text:p>277771081</text:p>
          </table:table-cell>
          <table:table-cell office:value-type="float" office:value="96996970" calcext:value-type="float">
            <text:p>96996970</text:p>
          </table:table-cell>
          <table:table-cell office:value-type="float" office:value="374768051" calcext:value-type="float">
            <text:p>374768051</text:p>
          </table:table-cell>
          <table:table-cell table:number-columns-repeated="2"/>
        </table:table-row>
        <table:table-row table:style-name="ro1">
          <table:table-cell office:value-type="float" office:value="277343024" calcext:value-type="float">
            <text:p>277343024</text:p>
          </table:table-cell>
          <table:table-cell office:value-type="float" office:value="97111143" calcext:value-type="float">
            <text:p>97111143</text:p>
          </table:table-cell>
          <table:table-cell office:value-type="float" office:value="374454167" calcext:value-type="float">
            <text:p>374454167</text:p>
          </table:table-cell>
          <table:table-cell table:number-columns-repeated="2"/>
        </table:table-row>
        <table:table-row table:style-name="ro1">
          <table:table-cell office:value-type="float" office:value="276959690" calcext:value-type="float">
            <text:p>276959690</text:p>
          </table:table-cell>
          <table:table-cell office:value-type="float" office:value="97201759" calcext:value-type="float">
            <text:p>97201759</text:p>
          </table:table-cell>
          <table:table-cell office:value-type="float" office:value="374161449" calcext:value-type="float">
            <text:p>374161449</text:p>
          </table:table-cell>
          <table:table-cell table:number-columns-repeated="2"/>
        </table:table-row>
        <table:table-row table:style-name="ro1">
          <table:table-cell office:value-type="float" office:value="277441406" calcext:value-type="float">
            <text:p>277441406</text:p>
          </table:table-cell>
          <table:table-cell office:value-type="float" office:value="96756973" calcext:value-type="float">
            <text:p>96756973</text:p>
          </table:table-cell>
          <table:table-cell office:value-type="float" office:value="374198379" calcext:value-type="float">
            <text:p>374198379</text:p>
          </table:table-cell>
          <table:table-cell table:number-columns-repeated="2"/>
        </table:table-row>
        <table:table-row table:style-name="ro1">
          <table:table-cell office:value-type="float" office:value="277460824" calcext:value-type="float">
            <text:p>277460824</text:p>
          </table:table-cell>
          <table:table-cell office:value-type="float" office:value="96912491" calcext:value-type="float">
            <text:p>96912491</text:p>
          </table:table-cell>
          <table:table-cell office:value-type="float" office:value="374373315" calcext:value-type="float">
            <text:p>374373315</text:p>
          </table:table-cell>
          <table:table-cell table:number-columns-repeated="2"/>
        </table:table-row>
        <table:table-row table:style-name="ro1">
          <table:table-cell office:value-type="float" office:value="277427560" calcext:value-type="float">
            <text:p>277427560</text:p>
          </table:table-cell>
          <table:table-cell office:value-type="float" office:value="96770376" calcext:value-type="float">
            <text:p>96770376</text:p>
          </table:table-cell>
          <table:table-cell office:value-type="float" office:value="374197936" calcext:value-type="float">
            <text:p>374197936</text:p>
          </table:table-cell>
          <table:table-cell table:number-columns-repeated="2"/>
        </table:table-row>
        <table:table-row table:style-name="ro1">
          <table:table-cell office:value-type="float" office:value="275048054" calcext:value-type="float">
            <text:p>275048054</text:p>
          </table:table-cell>
          <table:table-cell office:value-type="float" office:value="91592961" calcext:value-type="float">
            <text:p>91592961</text:p>
          </table:table-cell>
          <table:table-cell office:value-type="float" office:value="366641015" calcext:value-type="float">
            <text:p>366641015</text:p>
          </table:table-cell>
          <table:table-cell table:number-columns-repeated="2"/>
        </table:table-row>
        <table:table-row table:style-name="ro1">
          <table:table-cell office:value-type="float" office:value="273836808" calcext:value-type="float">
            <text:p>273836808</text:p>
          </table:table-cell>
          <table:table-cell office:value-type="float" office:value="93400870" calcext:value-type="float">
            <text:p>93400870</text:p>
          </table:table-cell>
          <table:table-cell office:value-type="float" office:value="367237678" calcext:value-type="float">
            <text:p>367237678</text:p>
          </table:table-cell>
          <table:table-cell table:number-columns-repeated="2"/>
        </table:table-row>
        <table:table-row table:style-name="ro1">
          <table:table-cell office:value-type="float" office:value="273106693" calcext:value-type="float">
            <text:p>273106693</text:p>
          </table:table-cell>
          <table:table-cell office:value-type="float" office:value="94615740" calcext:value-type="float">
            <text:p>94615740</text:p>
          </table:table-cell>
          <table:table-cell office:value-type="float" office:value="367722433" calcext:value-type="float">
            <text:p>367722433</text:p>
          </table:table-cell>
          <table:table-cell table:number-columns-repeated="2"/>
        </table:table-row>
        <table:table-row table:style-name="ro1">
          <table:table-cell office:value-type="float" office:value="273466744" calcext:value-type="float">
            <text:p>273466744</text:p>
          </table:table-cell>
          <table:table-cell office:value-type="float" office:value="93734281" calcext:value-type="float">
            <text:p>93734281</text:p>
          </table:table-cell>
          <table:table-cell office:value-type="float" office:value="367201025" calcext:value-type="float">
            <text:p>367201025</text:p>
          </table:table-cell>
          <table:table-cell table:number-columns-repeated="2"/>
        </table:table-row>
        <table:table-row table:style-name="ro1">
          <table:table-cell office:value-type="float" office:value="273285229" calcext:value-type="float">
            <text:p>273285229</text:p>
          </table:table-cell>
          <table:table-cell office:value-type="float" office:value="93486617" calcext:value-type="float">
            <text:p>93486617</text:p>
          </table:table-cell>
          <table:table-cell office:value-type="float" office:value="366771846" calcext:value-type="float">
            <text:p>366771846</text:p>
          </table:table-cell>
          <table:table-cell table:number-columns-repeated="2"/>
        </table:table-row>
        <table:table-row table:style-name="ro1">
          <table:table-cell office:value-type="float" office:value="273976956" calcext:value-type="float">
            <text:p>273976956</text:p>
          </table:table-cell>
          <table:table-cell office:value-type="float" office:value="93433238" calcext:value-type="float">
            <text:p>93433238</text:p>
          </table:table-cell>
          <table:table-cell office:value-type="float" office:value="367410194" calcext:value-type="float">
            <text:p>367410194</text:p>
          </table:table-cell>
          <table:table-cell table:number-columns-repeated="2"/>
        </table:table-row>
        <table:table-row table:style-name="ro1">
          <table:table-cell office:value-type="float" office:value="273029290" calcext:value-type="float">
            <text:p>273029290</text:p>
          </table:table-cell>
          <table:table-cell office:value-type="float" office:value="93531135" calcext:value-type="float">
            <text:p>93531135</text:p>
          </table:table-cell>
          <table:table-cell office:value-type="float" office:value="366560425" calcext:value-type="float">
            <text:p>366560425</text:p>
          </table:table-cell>
          <table:table-cell table:number-columns-repeated="2"/>
        </table:table-row>
        <table:table-row table:style-name="ro1">
          <table:table-cell office:value-type="float" office:value="274359686" calcext:value-type="float">
            <text:p>274359686</text:p>
          </table:table-cell>
          <table:table-cell office:value-type="float" office:value="93458947" calcext:value-type="float">
            <text:p>93458947</text:p>
          </table:table-cell>
          <table:table-cell office:value-type="float" office:value="367818633" calcext:value-type="float">
            <text:p>367818633</text:p>
          </table:table-cell>
          <table:table-cell table:number-columns-repeated="2"/>
        </table:table-row>
        <table:table-row table:style-name="ro1">
          <table:table-cell office:value-type="float" office:value="273742314" calcext:value-type="float">
            <text:p>273742314</text:p>
          </table:table-cell>
          <table:table-cell office:value-type="float" office:value="93429967" calcext:value-type="float">
            <text:p>93429967</text:p>
          </table:table-cell>
          <table:table-cell office:value-type="float" office:value="367172281" calcext:value-type="float">
            <text:p>367172281</text:p>
          </table:table-cell>
          <table:table-cell table:number-columns-repeated="2"/>
        </table:table-row>
        <table:table-row table:style-name="ro1">
          <table:table-cell office:value-type="float" office:value="273893059" calcext:value-type="float">
            <text:p>273893059</text:p>
          </table:table-cell>
          <table:table-cell office:value-type="float" office:value="93739407" calcext:value-type="float">
            <text:p>93739407</text:p>
          </table:table-cell>
          <table:table-cell office:value-type="float" office:value="367632466" calcext:value-type="float">
            <text:p>367632466</text:p>
          </table:table-cell>
          <table:table-cell table:number-columns-repeated="2"/>
        </table:table-row>
        <table:table-row table:style-name="ro1">
          <table:table-cell office:value-type="float" office:value="273967789" calcext:value-type="float">
            <text:p>273967789</text:p>
          </table:table-cell>
          <table:table-cell office:value-type="float" office:value="93280320" calcext:value-type="float">
            <text:p>93280320</text:p>
          </table:table-cell>
          <table:table-cell office:value-type="float" office:value="367248109" calcext:value-type="float">
            <text:p>367248109</text:p>
          </table:table-cell>
          <table:table-cell table:number-columns-repeated="2"/>
        </table:table-row>
        <table:table-row table:style-name="ro1">
          <table:table-cell office:value-type="float" office:value="273938372" calcext:value-type="float">
            <text:p>273938372</text:p>
          </table:table-cell>
          <table:table-cell office:value-type="float" office:value="93385233" calcext:value-type="float">
            <text:p>93385233</text:p>
          </table:table-cell>
          <table:table-cell office:value-type="float" office:value="367323605" calcext:value-type="float">
            <text:p>367323605</text:p>
          </table:table-cell>
          <table:table-cell table:number-columns-repeated="2"/>
        </table:table-row>
        <table:table-row table:style-name="ro1">
          <table:table-cell office:value-type="float" office:value="272979146" calcext:value-type="float">
            <text:p>272979146</text:p>
          </table:table-cell>
          <table:table-cell office:value-type="float" office:value="93400142" calcext:value-type="float">
            <text:p>93400142</text:p>
          </table:table-cell>
          <table:table-cell office:value-type="float" office:value="366379288" calcext:value-type="float">
            <text:p>366379288</text:p>
          </table:table-cell>
          <table:table-cell table:number-columns-repeated="2"/>
        </table:table-row>
        <table:table-row table:style-name="ro1">
          <table:table-cell office:value-type="float" office:value="273227557" calcext:value-type="float">
            <text:p>273227557</text:p>
          </table:table-cell>
          <table:table-cell office:value-type="float" office:value="93665730" calcext:value-type="float">
            <text:p>93665730</text:p>
          </table:table-cell>
          <table:table-cell office:value-type="float" office:value="366893287" calcext:value-type="float">
            <text:p>366893287</text:p>
          </table:table-cell>
          <table:table-cell table:number-columns-repeated="2"/>
        </table:table-row>
        <table:table-row table:style-name="ro1">
          <table:table-cell office:value-type="float" office:value="273247163" calcext:value-type="float">
            <text:p>273247163</text:p>
          </table:table-cell>
          <table:table-cell office:value-type="float" office:value="93167038" calcext:value-type="float">
            <text:p>93167038</text:p>
          </table:table-cell>
          <table:table-cell office:value-type="float" office:value="366414201" calcext:value-type="float">
            <text:p>366414201</text:p>
          </table:table-cell>
          <table:table-cell table:number-columns-repeated="2"/>
        </table:table-row>
        <table:table-row table:style-name="ro1">
          <table:table-cell office:value-type="float" office:value="273101415" calcext:value-type="float">
            <text:p>273101415</text:p>
          </table:table-cell>
          <table:table-cell office:value-type="float" office:value="93516163" calcext:value-type="float">
            <text:p>93516163</text:p>
          </table:table-cell>
          <table:table-cell office:value-type="float" office:value="366617578" calcext:value-type="float">
            <text:p>366617578</text:p>
          </table:table-cell>
          <table:table-cell table:number-columns-repeated="2"/>
        </table:table-row>
        <table:table-row table:style-name="ro1">
          <table:table-cell office:value-type="float" office:value="272841000" calcext:value-type="float">
            <text:p>272841000</text:p>
          </table:table-cell>
          <table:table-cell office:value-type="float" office:value="93255964" calcext:value-type="float">
            <text:p>93255964</text:p>
          </table:table-cell>
          <table:table-cell office:value-type="float" office:value="366096964" calcext:value-type="float">
            <text:p>366096964</text:p>
          </table:table-cell>
          <table:table-cell table:number-columns-repeated="2"/>
        </table:table-row>
        <table:table-row table:style-name="ro1">
          <table:table-cell office:value-type="float" office:value="273201175" calcext:value-type="float">
            <text:p>273201175</text:p>
          </table:table-cell>
          <table:table-cell office:value-type="float" office:value="94085694" calcext:value-type="float">
            <text:p>94085694</text:p>
          </table:table-cell>
          <table:table-cell office:value-type="float" office:value="367286869" calcext:value-type="float">
            <text:p>367286869</text:p>
          </table:table-cell>
          <table:table-cell table:number-columns-repeated="2"/>
        </table:table-row>
        <table:table-row table:style-name="ro1">
          <table:table-cell office:value-type="float" office:value="272780278" calcext:value-type="float">
            <text:p>272780278</text:p>
          </table:table-cell>
          <table:table-cell office:value-type="float" office:value="93472344" calcext:value-type="float">
            <text:p>93472344</text:p>
          </table:table-cell>
          <table:table-cell office:value-type="float" office:value="366252622" calcext:value-type="float">
            <text:p>366252622</text:p>
          </table:table-cell>
          <table:table-cell table:number-columns-repeated="2"/>
        </table:table-row>
        <table:table-row table:style-name="ro1">
          <table:table-cell office:value-type="float" office:value="273114564" calcext:value-type="float">
            <text:p>273114564</text:p>
          </table:table-cell>
          <table:table-cell office:value-type="float" office:value="93734069" calcext:value-type="float">
            <text:p>93734069</text:p>
          </table:table-cell>
          <table:table-cell office:value-type="float" office:value="366848633" calcext:value-type="float">
            <text:p>366848633</text:p>
          </table:table-cell>
          <table:table-cell table:number-columns-repeated="2"/>
        </table:table-row>
        <table:table-row table:style-name="ro1">
          <table:table-cell office:value-type="float" office:value="273139387" calcext:value-type="float">
            <text:p>273139387</text:p>
          </table:table-cell>
          <table:table-cell office:value-type="float" office:value="93328307" calcext:value-type="float">
            <text:p>93328307</text:p>
          </table:table-cell>
          <table:table-cell office:value-type="float" office:value="366467694" calcext:value-type="float">
            <text:p>366467694</text:p>
          </table:table-cell>
          <table:table-cell table:number-columns-repeated="2"/>
        </table:table-row>
        <table:table-row table:style-name="ro1">
          <table:table-cell office:value-type="float" office:value="273066297" calcext:value-type="float">
            <text:p>273066297</text:p>
          </table:table-cell>
          <table:table-cell office:value-type="float" office:value="93438000" calcext:value-type="float">
            <text:p>93438000</text:p>
          </table:table-cell>
          <table:table-cell office:value-type="float" office:value="366504297" calcext:value-type="float">
            <text:p>366504297</text:p>
          </table:table-cell>
          <table:table-cell table:number-columns-repeated="2"/>
        </table:table-row>
        <table:table-row table:style-name="ro1">
          <table:table-cell office:value-type="float" office:value="273369541" calcext:value-type="float">
            <text:p>273369541</text:p>
          </table:table-cell>
          <table:table-cell office:value-type="float" office:value="93470694" calcext:value-type="float">
            <text:p>93470694</text:p>
          </table:table-cell>
          <table:table-cell office:value-type="float" office:value="366840235" calcext:value-type="float">
            <text:p>366840235</text:p>
          </table:table-cell>
          <table:table-cell table:number-columns-repeated="2"/>
        </table:table-row>
        <table:table-row table:style-name="ro1">
          <table:table-cell office:value-type="float" office:value="272847602" calcext:value-type="float">
            <text:p>272847602</text:p>
          </table:table-cell>
          <table:table-cell office:value-type="float" office:value="93686770" calcext:value-type="float">
            <text:p>93686770</text:p>
          </table:table-cell>
          <table:table-cell office:value-type="float" office:value="366534372" calcext:value-type="float">
            <text:p>366534372</text:p>
          </table:table-cell>
          <table:table-cell table:number-columns-repeated="2"/>
        </table:table-row>
        <table:table-row table:style-name="ro1">
          <table:table-cell office:value-type="float" office:value="273027894" calcext:value-type="float">
            <text:p>273027894</text:p>
          </table:table-cell>
          <table:table-cell office:value-type="float" office:value="93282159" calcext:value-type="float">
            <text:p>93282159</text:p>
          </table:table-cell>
          <table:table-cell office:value-type="float" office:value="366310053" calcext:value-type="float">
            <text:p>366310053</text:p>
          </table:table-cell>
          <table:table-cell table:number-columns-repeated="2"/>
        </table:table-row>
        <table:table-row table:style-name="ro1">
          <table:table-cell office:value-type="float" office:value="273202465" calcext:value-type="float">
            <text:p>273202465</text:p>
          </table:table-cell>
          <table:table-cell office:value-type="float" office:value="93469960" calcext:value-type="float">
            <text:p>93469960</text:p>
          </table:table-cell>
          <table:table-cell office:value-type="float" office:value="366672425" calcext:value-type="float">
            <text:p>366672425</text:p>
          </table:table-cell>
          <table:table-cell table:number-columns-repeated="2"/>
        </table:table-row>
        <table:table-row table:style-name="ro1">
          <table:table-cell office:value-type="float" office:value="273576840" calcext:value-type="float">
            <text:p>273576840</text:p>
          </table:table-cell>
          <table:table-cell office:value-type="float" office:value="93875152" calcext:value-type="float">
            <text:p>93875152</text:p>
          </table:table-cell>
          <table:table-cell office:value-type="float" office:value="367451992" calcext:value-type="float">
            <text:p>367451992</text:p>
          </table:table-cell>
          <table:table-cell table:number-columns-repeated="2"/>
        </table:table-row>
        <table:table-row table:style-name="ro1">
          <table:table-cell office:value-type="float" office:value="273324817" calcext:value-type="float">
            <text:p>273324817</text:p>
          </table:table-cell>
          <table:table-cell office:value-type="float" office:value="93551432" calcext:value-type="float">
            <text:p>93551432</text:p>
          </table:table-cell>
          <table:table-cell office:value-type="float" office:value="366876249" calcext:value-type="float">
            <text:p>366876249</text:p>
          </table:table-cell>
          <table:table-cell table:number-columns-repeated="2"/>
        </table:table-row>
        <table:table-row table:style-name="ro1">
          <table:table-cell office:value-type="float" office:value="272900070" calcext:value-type="float">
            <text:p>272900070</text:p>
          </table:table-cell>
          <table:table-cell office:value-type="float" office:value="93259599" calcext:value-type="float">
            <text:p>93259599</text:p>
          </table:table-cell>
          <table:table-cell office:value-type="float" office:value="366159669" calcext:value-type="float">
            <text:p>366159669</text:p>
          </table:table-cell>
          <table:table-cell table:number-columns-repeated="2"/>
        </table:table-row>
        <table:table-row table:style-name="ro1">
          <table:table-cell office:value-type="float" office:value="272654759" calcext:value-type="float">
            <text:p>272654759</text:p>
          </table:table-cell>
          <table:table-cell office:value-type="float" office:value="94063526" calcext:value-type="float">
            <text:p>94063526</text:p>
          </table:table-cell>
          <table:table-cell office:value-type="float" office:value="366718285" calcext:value-type="float">
            <text:p>366718285</text:p>
          </table:table-cell>
          <table:table-cell table:number-columns-repeated="2"/>
        </table:table-row>
        <table:table-row table:style-name="ro1">
          <table:table-cell office:value-type="float" office:value="272526236" calcext:value-type="float">
            <text:p>272526236</text:p>
          </table:table-cell>
          <table:table-cell office:value-type="float" office:value="93354713" calcext:value-type="float">
            <text:p>93354713</text:p>
          </table:table-cell>
          <table:table-cell office:value-type="float" office:value="365880949" calcext:value-type="float">
            <text:p>365880949</text:p>
          </table:table-cell>
          <table:table-cell table:number-columns-repeated="2"/>
        </table:table-row>
        <table:table-row table:style-name="ro1">
          <table:table-cell office:value-type="float" office:value="272986416" calcext:value-type="float">
            <text:p>272986416</text:p>
          </table:table-cell>
          <table:table-cell office:value-type="float" office:value="93661962" calcext:value-type="float">
            <text:p>93661962</text:p>
          </table:table-cell>
          <table:table-cell office:value-type="float" office:value="366648378" calcext:value-type="float">
            <text:p>366648378</text:p>
          </table:table-cell>
          <table:table-cell table:number-columns-repeated="2"/>
        </table:table-row>
        <table:table-row table:style-name="ro1">
          <table:table-cell office:value-type="float" office:value="273005236" calcext:value-type="float">
            <text:p>273005236</text:p>
          </table:table-cell>
          <table:table-cell office:value-type="float" office:value="93373318" calcext:value-type="float">
            <text:p>93373318</text:p>
          </table:table-cell>
          <table:table-cell office:value-type="float" office:value="366378554" calcext:value-type="float">
            <text:p>366378554</text:p>
          </table:table-cell>
          <table:table-cell table:number-columns-repeated="2"/>
        </table:table-row>
        <table:table-row table:style-name="ro1">
          <table:table-cell office:value-type="float" office:value="273800152" calcext:value-type="float">
            <text:p>273800152</text:p>
          </table:table-cell>
          <table:table-cell office:value-type="float" office:value="93549883" calcext:value-type="float">
            <text:p>93549883</text:p>
          </table:table-cell>
          <table:table-cell office:value-type="float" office:value="367350035" calcext:value-type="float">
            <text:p>367350035</text:p>
          </table:table-cell>
          <table:table-cell table:number-columns-repeated="2"/>
        </table:table-row>
        <table:table-row table:style-name="ro1">
          <table:table-cell office:value-type="float" office:value="273761363" calcext:value-type="float">
            <text:p>273761363</text:p>
          </table:table-cell>
          <table:table-cell office:value-type="float" office:value="93495008" calcext:value-type="float">
            <text:p>93495008</text:p>
          </table:table-cell>
          <table:table-cell office:value-type="float" office:value="367256371" calcext:value-type="float">
            <text:p>367256371</text:p>
          </table:table-cell>
          <table:table-cell table:number-columns-repeated="2"/>
        </table:table-row>
        <table:table-row table:style-name="ro1">
          <table:table-cell office:value-type="float" office:value="273988811" calcext:value-type="float">
            <text:p>273988811</text:p>
          </table:table-cell>
          <table:table-cell office:value-type="float" office:value="93607757" calcext:value-type="float">
            <text:p>93607757</text:p>
          </table:table-cell>
          <table:table-cell office:value-type="float" office:value="367596568" calcext:value-type="float">
            <text:p>367596568</text:p>
          </table:table-cell>
          <table:table-cell table:number-columns-repeated="2"/>
        </table:table-row>
        <table:table-row table:style-name="ro1">
          <table:table-cell office:value-type="float" office:value="273456036" calcext:value-type="float">
            <text:p>273456036</text:p>
          </table:table-cell>
          <table:table-cell office:value-type="float" office:value="93712903" calcext:value-type="float">
            <text:p>93712903</text:p>
          </table:table-cell>
          <table:table-cell office:value-type="float" office:value="367168939" calcext:value-type="float">
            <text:p>367168939</text:p>
          </table:table-cell>
          <table:table-cell table:number-columns-repeated="2"/>
        </table:table-row>
        <table:table-row table:style-name="ro1">
          <table:table-cell office:value-type="float" office:value="274404460" calcext:value-type="float">
            <text:p>274404460</text:p>
          </table:table-cell>
          <table:table-cell office:value-type="float" office:value="93797010" calcext:value-type="float">
            <text:p>93797010</text:p>
          </table:table-cell>
          <table:table-cell office:value-type="float" office:value="368201470" calcext:value-type="float">
            <text:p>368201470</text:p>
          </table:table-cell>
          <table:table-cell table:number-columns-repeated="2"/>
        </table:table-row>
        <table:table-row table:style-name="ro1">
          <table:table-cell office:value-type="float" office:value="272961588" calcext:value-type="float">
            <text:p>272961588</text:p>
          </table:table-cell>
          <table:table-cell office:value-type="float" office:value="93538541" calcext:value-type="float">
            <text:p>93538541</text:p>
          </table:table-cell>
          <table:table-cell office:value-type="float" office:value="366500129" calcext:value-type="float">
            <text:p>366500129</text:p>
          </table:table-cell>
          <table:table-cell table:number-columns-repeated="2"/>
        </table:table-row>
        <table:table-row table:style-name="ro1">
          <table:table-cell office:value-type="float" office:value="273158676" calcext:value-type="float">
            <text:p>273158676</text:p>
          </table:table-cell>
          <table:table-cell office:value-type="float" office:value="93467579" calcext:value-type="float">
            <text:p>93467579</text:p>
          </table:table-cell>
          <table:table-cell office:value-type="float" office:value="366626255" calcext:value-type="float">
            <text:p>366626255</text:p>
          </table:table-cell>
          <table:table-cell table:number-columns-repeated="2"/>
        </table:table-row>
        <table:table-row table:style-name="ro1">
          <table:table-cell office:value-type="float" office:value="273088105" calcext:value-type="float">
            <text:p>273088105</text:p>
          </table:table-cell>
          <table:table-cell office:value-type="float" office:value="93406962" calcext:value-type="float">
            <text:p>93406962</text:p>
          </table:table-cell>
          <table:table-cell office:value-type="float" office:value="366495067" calcext:value-type="float">
            <text:p>366495067</text:p>
          </table:table-cell>
          <table:table-cell table:number-columns-repeated="2"/>
        </table:table-row>
        <table:table-row table:style-name="ro1">
          <table:table-cell office:value-type="float" office:value="273119128" calcext:value-type="float">
            <text:p>273119128</text:p>
          </table:table-cell>
          <table:table-cell office:value-type="float" office:value="93694513" calcext:value-type="float">
            <text:p>93694513</text:p>
          </table:table-cell>
          <table:table-cell office:value-type="float" office:value="366813641" calcext:value-type="float">
            <text:p>366813641</text:p>
          </table:table-cell>
          <table:table-cell table:number-columns-repeated="2"/>
        </table:table-row>
        <table:table-row table:style-name="ro1">
          <table:table-cell office:value-type="float" office:value="272817019" calcext:value-type="float">
            <text:p>272817019</text:p>
          </table:table-cell>
          <table:table-cell office:value-type="float" office:value="93470036" calcext:value-type="float">
            <text:p>93470036</text:p>
          </table:table-cell>
          <table:table-cell office:value-type="float" office:value="366287055" calcext:value-type="float">
            <text:p>366287055</text:p>
          </table:table-cell>
          <table:table-cell table:number-columns-repeated="2"/>
        </table:table-row>
        <table:table-row table:style-name="ro1">
          <table:table-cell office:value-type="float" office:value="273259234" calcext:value-type="float">
            <text:p>273259234</text:p>
          </table:table-cell>
          <table:table-cell office:value-type="float" office:value="93966426" calcext:value-type="float">
            <text:p>93966426</text:p>
          </table:table-cell>
          <table:table-cell office:value-type="float" office:value="367225660" calcext:value-type="float">
            <text:p>367225660</text:p>
          </table:table-cell>
          <table:table-cell table:number-columns-repeated="2"/>
        </table:table-row>
        <table:table-row table:style-name="ro1">
          <table:table-cell office:value-type="float" office:value="272731806" calcext:value-type="float">
            <text:p>272731806</text:p>
          </table:table-cell>
          <table:table-cell office:value-type="float" office:value="93229901" calcext:value-type="float">
            <text:p>93229901</text:p>
          </table:table-cell>
          <table:table-cell office:value-type="float" office:value="365961707" calcext:value-type="float">
            <text:p>365961707</text:p>
          </table:table-cell>
          <table:table-cell table:number-columns-repeated="2"/>
        </table:table-row>
        <table:table-row table:style-name="ro1">
          <table:table-cell office:value-type="float" office:value="272637554" calcext:value-type="float">
            <text:p>272637554</text:p>
          </table:table-cell>
          <table:table-cell office:value-type="float" office:value="93660066" calcext:value-type="float">
            <text:p>93660066</text:p>
          </table:table-cell>
          <table:table-cell office:value-type="float" office:value="366297620" calcext:value-type="float">
            <text:p>366297620</text:p>
          </table:table-cell>
          <table:table-cell table:number-columns-repeated="2"/>
        </table:table-row>
        <table:table-row table:style-name="ro1">
          <table:table-cell office:value-type="float" office:value="273365143" calcext:value-type="float">
            <text:p>273365143</text:p>
          </table:table-cell>
          <table:table-cell office:value-type="float" office:value="93398214" calcext:value-type="float">
            <text:p>93398214</text:p>
          </table:table-cell>
          <table:table-cell office:value-type="float" office:value="366763357" calcext:value-type="float">
            <text:p>366763357</text:p>
          </table:table-cell>
          <table:table-cell table:number-columns-repeated="2"/>
        </table:table-row>
        <table:table-row table:style-name="ro1">
          <table:table-cell office:value-type="float" office:value="272841248" calcext:value-type="float">
            <text:p>272841248</text:p>
          </table:table-cell>
          <table:table-cell office:value-type="float" office:value="93839199" calcext:value-type="float">
            <text:p>93839199</text:p>
          </table:table-cell>
          <table:table-cell office:value-type="float" office:value="366680447" calcext:value-type="float">
            <text:p>366680447</text:p>
          </table:table-cell>
          <table:table-cell table:number-columns-repeated="2"/>
        </table:table-row>
        <table:table-row table:style-name="ro1">
          <table:table-cell office:value-type="float" office:value="272629195" calcext:value-type="float">
            <text:p>272629195</text:p>
          </table:table-cell>
          <table:table-cell office:value-type="float" office:value="93475089" calcext:value-type="float">
            <text:p>93475089</text:p>
          </table:table-cell>
          <table:table-cell office:value-type="float" office:value="366104284" calcext:value-type="float">
            <text:p>366104284</text:p>
          </table:table-cell>
          <table:table-cell table:number-columns-repeated="2"/>
        </table:table-row>
        <table:table-row table:style-name="ro1">
          <table:table-cell office:value-type="float" office:value="273632979" calcext:value-type="float">
            <text:p>273632979</text:p>
          </table:table-cell>
          <table:table-cell office:value-type="float" office:value="94186311" calcext:value-type="float">
            <text:p>94186311</text:p>
          </table:table-cell>
          <table:table-cell office:value-type="float" office:value="367819290" calcext:value-type="float">
            <text:p>367819290</text:p>
          </table:table-cell>
          <table:table-cell table:number-columns-repeated="2"/>
        </table:table-row>
        <table:table-row table:style-name="ro1">
          <table:table-cell office:value-type="float" office:value="272505504" calcext:value-type="float">
            <text:p>272505504</text:p>
          </table:table-cell>
          <table:table-cell office:value-type="float" office:value="93248199" calcext:value-type="float">
            <text:p>93248199</text:p>
          </table:table-cell>
          <table:table-cell office:value-type="float" office:value="365753703" calcext:value-type="float">
            <text:p>365753703</text:p>
          </table:table-cell>
          <table:table-cell table:number-columns-repeated="2"/>
        </table:table-row>
        <table:table-row table:style-name="ro1">
          <table:table-cell office:value-type="float" office:value="273157910" calcext:value-type="float">
            <text:p>273157910</text:p>
          </table:table-cell>
          <table:table-cell office:value-type="float" office:value="93509163" calcext:value-type="float">
            <text:p>93509163</text:p>
          </table:table-cell>
          <table:table-cell office:value-type="float" office:value="366667073" calcext:value-type="float">
            <text:p>366667073</text:p>
          </table:table-cell>
          <table:table-cell table:number-columns-repeated="2"/>
        </table:table-row>
        <table:table-row table:style-name="ro1">
          <table:table-cell office:value-type="float" office:value="272970180" calcext:value-type="float">
            <text:p>272970180</text:p>
          </table:table-cell>
          <table:table-cell office:value-type="float" office:value="93105095" calcext:value-type="float">
            <text:p>93105095</text:p>
          </table:table-cell>
          <table:table-cell office:value-type="float" office:value="366075275" calcext:value-type="float">
            <text:p>366075275</text:p>
          </table:table-cell>
          <table:table-cell table:number-columns-repeated="2"/>
        </table:table-row>
        <table:table-row table:style-name="ro1">
          <table:table-cell office:value-type="float" office:value="273761401" calcext:value-type="float">
            <text:p>273761401</text:p>
          </table:table-cell>
          <table:table-cell office:value-type="float" office:value="93402030" calcext:value-type="float">
            <text:p>93402030</text:p>
          </table:table-cell>
          <table:table-cell office:value-type="float" office:value="367163431" calcext:value-type="float">
            <text:p>367163431</text:p>
          </table:table-cell>
          <table:table-cell table:number-columns-repeated="2"/>
        </table:table-row>
        <table:table-row table:style-name="ro1">
          <table:table-cell office:value-type="float" office:value="272788527" calcext:value-type="float">
            <text:p>272788527</text:p>
          </table:table-cell>
          <table:table-cell office:value-type="float" office:value="93201798" calcext:value-type="float">
            <text:p>93201798</text:p>
          </table:table-cell>
          <table:table-cell office:value-type="float" office:value="365990325" calcext:value-type="float">
            <text:p>365990325</text:p>
          </table:table-cell>
          <table:table-cell table:number-columns-repeated="2"/>
        </table:table-row>
        <table:table-row table:style-name="ro1">
          <table:table-cell office:value-type="float" office:value="273427790" calcext:value-type="float">
            <text:p>273427790</text:p>
          </table:table-cell>
          <table:table-cell office:value-type="float" office:value="94055870" calcext:value-type="float">
            <text:p>94055870</text:p>
          </table:table-cell>
          <table:table-cell office:value-type="float" office:value="367483660" calcext:value-type="float">
            <text:p>367483660</text:p>
          </table:table-cell>
          <table:table-cell table:number-columns-repeated="2"/>
        </table:table-row>
        <table:table-row table:style-name="ro1">
          <table:table-cell office:value-type="float" office:value="272809827" calcext:value-type="float">
            <text:p>272809827</text:p>
          </table:table-cell>
          <table:table-cell office:value-type="float" office:value="93542870" calcext:value-type="float">
            <text:p>93542870</text:p>
          </table:table-cell>
          <table:table-cell office:value-type="float" office:value="366352697" calcext:value-type="float">
            <text:p>366352697</text:p>
          </table:table-cell>
          <table:table-cell table:number-columns-repeated="2"/>
        </table:table-row>
        <table:table-row table:style-name="ro1">
          <table:table-cell office:value-type="float" office:value="273380017" calcext:value-type="float">
            <text:p>273380017</text:p>
          </table:table-cell>
          <table:table-cell office:value-type="float" office:value="93376159" calcext:value-type="float">
            <text:p>93376159</text:p>
          </table:table-cell>
          <table:table-cell office:value-type="float" office:value="366756176" calcext:value-type="float">
            <text:p>366756176</text:p>
          </table:table-cell>
          <table:table-cell table:number-columns-repeated="2"/>
        </table:table-row>
        <table:table-row table:style-name="ro1">
          <table:table-cell office:value-type="float" office:value="272511576" calcext:value-type="float">
            <text:p>272511576</text:p>
          </table:table-cell>
          <table:table-cell office:value-type="float" office:value="93266563" calcext:value-type="float">
            <text:p>93266563</text:p>
          </table:table-cell>
          <table:table-cell office:value-type="float" office:value="365778139" calcext:value-type="float">
            <text:p>365778139</text:p>
          </table:table-cell>
          <table:table-cell table:number-columns-repeated="2"/>
        </table:table-row>
        <table:table-row table:style-name="ro1">
          <table:table-cell office:value-type="float" office:value="273622777" calcext:value-type="float">
            <text:p>273622777</text:p>
          </table:table-cell>
          <table:table-cell office:value-type="float" office:value="94121136" calcext:value-type="float">
            <text:p>94121136</text:p>
          </table:table-cell>
          <table:table-cell office:value-type="float" office:value="367743913" calcext:value-type="float">
            <text:p>367743913</text:p>
          </table:table-cell>
          <table:table-cell table:number-columns-repeated="2"/>
        </table:table-row>
        <table:table-row table:style-name="ro1">
          <table:table-cell office:value-type="float" office:value="273486866" calcext:value-type="float">
            <text:p>273486866</text:p>
          </table:table-cell>
          <table:table-cell office:value-type="float" office:value="93193585" calcext:value-type="float">
            <text:p>93193585</text:p>
          </table:table-cell>
          <table:table-cell office:value-type="float" office:value="366680451" calcext:value-type="float">
            <text:p>366680451</text:p>
          </table:table-cell>
          <table:table-cell table:number-columns-repeated="2"/>
        </table:table-row>
        <table:table-row table:style-name="ro1">
          <table:table-cell office:value-type="float" office:value="274346913" calcext:value-type="float">
            <text:p>274346913</text:p>
          </table:table-cell>
          <table:table-cell office:value-type="float" office:value="93481624" calcext:value-type="float">
            <text:p>93481624</text:p>
          </table:table-cell>
          <table:table-cell office:value-type="float" office:value="367828537" calcext:value-type="float">
            <text:p>367828537</text:p>
          </table:table-cell>
          <table:table-cell table:number-columns-repeated="2"/>
        </table:table-row>
        <table:table-row table:style-name="ro1">
          <table:table-cell office:value-type="float" office:value="273960519" calcext:value-type="float">
            <text:p>273960519</text:p>
          </table:table-cell>
          <table:table-cell office:value-type="float" office:value="93231167" calcext:value-type="float">
            <text:p>93231167</text:p>
          </table:table-cell>
          <table:table-cell office:value-type="float" office:value="367191686" calcext:value-type="float">
            <text:p>367191686</text:p>
          </table:table-cell>
          <table:table-cell table:number-columns-repeated="2"/>
        </table:table-row>
        <table:table-row table:style-name="ro1">
          <table:table-cell office:value-type="float" office:value="273834467" calcext:value-type="float">
            <text:p>273834467</text:p>
          </table:table-cell>
          <table:table-cell office:value-type="float" office:value="93386727" calcext:value-type="float">
            <text:p>93386727</text:p>
          </table:table-cell>
          <table:table-cell office:value-type="float" office:value="367221194" calcext:value-type="float">
            <text:p>367221194</text:p>
          </table:table-cell>
          <table:table-cell table:number-columns-repeated="2"/>
        </table:table-row>
        <table:table-row table:style-name="ro1">
          <table:table-cell office:value-type="float" office:value="272723927" calcext:value-type="float">
            <text:p>272723927</text:p>
          </table:table-cell>
          <table:table-cell office:value-type="float" office:value="93386493" calcext:value-type="float">
            <text:p>93386493</text:p>
          </table:table-cell>
          <table:table-cell office:value-type="float" office:value="366110420" calcext:value-type="float">
            <text:p>366110420</text:p>
          </table:table-cell>
          <table:table-cell table:number-columns-repeated="2"/>
        </table:table-row>
        <table:table-row table:style-name="ro1">
          <table:table-cell office:value-type="float" office:value="273556966" calcext:value-type="float">
            <text:p>273556966</text:p>
          </table:table-cell>
          <table:table-cell office:value-type="float" office:value="93401055" calcext:value-type="float">
            <text:p>93401055</text:p>
          </table:table-cell>
          <table:table-cell office:value-type="float" office:value="366958021" calcext:value-type="float">
            <text:p>3669580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2:10:27.298446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4-26T02:11:39.179083047</dc:date>
    <meta:editing-duration>PT39M53S</meta:editing-duration>
    <meta:editing-cycles>25</meta:editing-cycles>
    <meta:document-statistic meta:table-count="3" meta:cell-count="610" meta:object-count="0"/>
  </office:meta>
</office:document-meta>
</file>